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3.5874in" svg:height="12.3087in" svg:x="4.6291in" svg:y="0.1272in">
            <draw:object draw:notify-on-update-of-ranges="Sheet1.A2:Sheet1.A33 Sheet1.B1:Sheet1.B1 Sheet1.B2:Sheet1.B33 Sheet1.A2:Sheet1.A33 Sheet1.C1:Sheet1.C1 Sheet1.C2:Sheet1.C33 Sheet1.A2:Sheet1.A33 Sheet1.D1:Sheet1.D1 Sheet1.D2:Sheet1.D33 Sheet1.A2:Sheet1.A33 Sheet1.E1:Sheet1.E1 Sheet1.E2:Sheet1.E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1.7079in" svg:height="12.2102in" svg:x="18.6563in" svg:y="0.1917in">
            <draw:object draw:notify-on-update-of-ranges="Sheet1.A35:Sheet1.A35 Sheet1.A36:Sheet1.A67 Sheet1.B35:Sheet1.B35 Sheet1.B36:Sheet1.B67 Sheet1.A35:Sheet1.A35 Sheet1.A36:Sheet1.A67 Sheet1.C35:Sheet1.C35 Sheet1.C36:Sheet1.C67 Sheet1.A35:Sheet1.A35 Sheet1.A36:Sheet1.A67 Sheet1.D35:Sheet1.D35 Sheet1.D36:Sheet1.D67 Sheet1.A35:Sheet1.A35 Sheet1.A36:Sheet1.A67 Sheet1.E35:Sheet1.E35 Sheet1.E36:Sheet1.E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quadratic</text:p>
          </table:table-cell>
          <table:table-cell office:value-type="string" calcext:value-type="string">
            <text:p>cubic</text:p>
          </table:table-cell>
        </table:table-row>
        <table:table-row table:style-name="ro1">
          <table:table-cell office:value-type="float" office:value="32.90971" calcext:value-type="float">
            <text:p>32.90971</text:p>
          </table:table-cell>
          <table:table-cell office:value-type="float" office:value="-177.568298" calcext:value-type="float">
            <text:p>-177.568298</text:p>
          </table:table-cell>
          <table:table-cell office:value-type="float" office:value="-177.873077" calcext:value-type="float">
            <text:p>-177.873077</text:p>
          </table:table-cell>
          <table:table-cell office:value-type="float" office:value="-177.953262" calcext:value-type="float">
            <text:p>-177.953262</text:p>
          </table:table-cell>
          <table:table-cell office:value-type="float" office:value="-177.836075" calcext:value-type="float">
            <text:p>-177.836075</text:p>
          </table:table-cell>
        </table:table-row>
        <table:table-row table:style-name="ro1">
          <table:table-cell office:value-type="float" office:value="34.242905" calcext:value-type="float">
            <text:p>34.242905</text:p>
          </table:table-cell>
          <table:table-cell office:value-type="float" office:value="-177.150284" calcext:value-type="float">
            <text:p>-177.150284</text:p>
          </table:table-cell>
          <table:table-cell office:value-type="float" office:value="-177.260757" calcext:value-type="float">
            <text:p>-177.260757</text:p>
          </table:table-cell>
          <table:table-cell office:value-type="float" office:value="-177.300262" calcext:value-type="float">
            <text:p>-177.300262</text:p>
          </table:table-cell>
          <table:table-cell office:value-type="float" office:value="-177.25975" calcext:value-type="float">
            <text:p>-177.25975</text:p>
          </table:table-cell>
        </table:table-row>
        <table:table-row table:style-name="ro1">
          <table:table-cell office:value-type="float" office:value="34.876446" calcext:value-type="float">
            <text:p>34.876446</text:p>
          </table:table-cell>
          <table:table-cell office:value-type="float" office:value="-176.97319" calcext:value-type="float">
            <text:p>-176.97319</text:p>
          </table:table-cell>
          <table:table-cell office:value-type="float" office:value="-176.969788" calcext:value-type="float">
            <text:p>-176.969788</text:p>
          </table:table-cell>
          <table:table-cell office:value-type="float" office:value="-176.994949" calcext:value-type="float">
            <text:p>-176.994949</text:p>
          </table:table-cell>
          <table:table-cell office:value-type="float" office:value="-176.97435" calcext:value-type="float">
            <text:p>-176.97435</text:p>
          </table:table-cell>
        </table:table-row>
        <table:table-row table:style-name="ro1">
          <table:table-cell office:value-type="float" office:value="35.102283" calcext:value-type="float">
            <text:p>35.102283</text:p>
          </table:table-cell>
          <table:table-cell office:value-type="float" office:value="-176.86586" calcext:value-type="float">
            <text:p>-176.86586</text:p>
          </table:table-cell>
          <table:table-cell office:value-type="float" office:value="-176.866058" calcext:value-type="float">
            <text:p>-176.866058</text:p>
          </table:table-cell>
          <table:table-cell office:value-type="float" office:value="-176.886887" calcext:value-type="float">
            <text:p>-176.886887</text:p>
          </table:table-cell>
          <table:table-cell office:value-type="float" office:value="-176.871368" calcext:value-type="float">
            <text:p>-176.871368</text:p>
          </table:table-cell>
        </table:table-row>
        <table:table-row table:style-name="ro1">
          <table:table-cell office:value-type="float" office:value="35.288643" calcext:value-type="float">
            <text:p>35.288643</text:p>
          </table:table-cell>
          <table:table-cell office:value-type="float" office:value="-176.7854" calcext:value-type="float">
            <text:p>-176.7854</text:p>
          </table:table-cell>
          <table:table-cell office:value-type="float" office:value="-176.780472" calcext:value-type="float">
            <text:p>-176.780472</text:p>
          </table:table-cell>
          <table:table-cell office:value-type="float" office:value="-176.798035" calcext:value-type="float">
            <text:p>-176.798035</text:p>
          </table:table-cell>
          <table:table-cell office:value-type="float" office:value="-176.786026" calcext:value-type="float">
            <text:p>-176.786026</text:p>
          </table:table-cell>
        </table:table-row>
        <table:table-row table:style-name="ro1">
          <table:table-cell office:value-type="float" office:value="35.506195" calcext:value-type="float">
            <text:p>35.506195</text:p>
          </table:table-cell>
          <table:table-cell office:value-type="float" office:value="-176.68898" calcext:value-type="float">
            <text:p>-176.68898</text:p>
          </table:table-cell>
          <table:table-cell office:value-type="float" office:value="-176.680557" calcext:value-type="float">
            <text:p>-176.680557</text:p>
          </table:table-cell>
          <table:table-cell office:value-type="float" office:value="-176.694656" calcext:value-type="float">
            <text:p>-176.694656</text:p>
          </table:table-cell>
          <table:table-cell office:value-type="float" office:value="-176.68602" calcext:value-type="float">
            <text:p>-176.68602</text:p>
          </table:table-cell>
        </table:table-row>
        <table:table-row table:style-name="ro1">
          <table:table-cell office:value-type="float" office:value="35.694885" calcext:value-type="float">
            <text:p>35.694885</text:p>
          </table:table-cell>
          <table:table-cell office:value-type="float" office:value="-176.611313" calcext:value-type="float">
            <text:p>-176.611313</text:p>
          </table:table-cell>
          <table:table-cell office:value-type="float" office:value="-176.593887" calcext:value-type="float">
            <text:p>-176.593887</text:p>
          </table:table-cell>
          <table:table-cell office:value-type="float" office:value="-176.605286" calcext:value-type="float">
            <text:p>-176.605286</text:p>
          </table:table-cell>
          <table:table-cell office:value-type="float" office:value="-176.598999" calcext:value-type="float">
            <text:p>-176.598999</text:p>
          </table:table-cell>
        </table:table-row>
        <table:table-row table:style-name="ro1">
          <table:table-cell office:value-type="float" office:value="35.860439" calcext:value-type="float">
            <text:p>35.860439</text:p>
          </table:table-cell>
          <table:table-cell office:value-type="float" office:value="-176.535843" calcext:value-type="float">
            <text:p>-176.535843</text:p>
          </table:table-cell>
          <table:table-cell office:value-type="float" office:value="-176.517853" calcext:value-type="float">
            <text:p>-176.517853</text:p>
          </table:table-cell>
          <table:table-cell office:value-type="float" office:value="-176.52713" calcext:value-type="float">
            <text:p>-176.52713</text:p>
          </table:table-cell>
          <table:table-cell office:value-type="float" office:value="-176.522522" calcext:value-type="float">
            <text:p>-176.522522</text:p>
          </table:table-cell>
        </table:table-row>
        <table:table-row table:style-name="ro1">
          <table:table-cell office:value-type="float" office:value="36.045113" calcext:value-type="float">
            <text:p>36.045113</text:p>
          </table:table-cell>
          <table:table-cell office:value-type="float" office:value="-176.456619" calcext:value-type="float">
            <text:p>-176.456619</text:p>
          </table:table-cell>
          <table:table-cell office:value-type="float" office:value="-176.433044" calcext:value-type="float">
            <text:p>-176.433044</text:p>
          </table:table-cell>
          <table:table-cell office:value-type="float" office:value="-176.440201" calcext:value-type="float">
            <text:p>-176.440201</text:p>
          </table:table-cell>
          <table:table-cell office:value-type="float" office:value="-176.437073" calcext:value-type="float">
            <text:p>-176.437073</text:p>
          </table:table-cell>
        </table:table-row>
        <table:table-row table:style-name="ro1">
          <table:table-cell office:value-type="float" office:value="36.358936" calcext:value-type="float">
            <text:p>36.358936</text:p>
          </table:table-cell>
          <table:table-cell office:value-type="float" office:value="-176.309021" calcext:value-type="float">
            <text:p>-176.309021</text:p>
          </table:table-cell>
          <table:table-cell office:value-type="float" office:value="-176.28891" calcext:value-type="float">
            <text:p>-176.28891</text:p>
          </table:table-cell>
          <table:table-cell office:value-type="float" office:value="-176.293106" calcext:value-type="float">
            <text:p>-176.293106</text:p>
          </table:table-cell>
          <table:table-cell office:value-type="float" office:value="-176.291702" calcext:value-type="float">
            <text:p>-176.291702</text:p>
          </table:table-cell>
        </table:table-row>
        <table:table-row table:style-name="ro1">
          <table:table-cell office:value-type="float" office:value="36.695755" calcext:value-type="float">
            <text:p>36.695755</text:p>
          </table:table-cell>
          <table:table-cell office:value-type="float" office:value="-176.153976" calcext:value-type="float">
            <text:p>-176.153976</text:p>
          </table:table-cell>
          <table:table-cell office:value-type="float" office:value="-176.134201" calcext:value-type="float">
            <text:p>-176.134201</text:p>
          </table:table-cell>
          <table:table-cell office:value-type="float" office:value="-176.136078" calcext:value-type="float">
            <text:p>-176.136078</text:p>
          </table:table-cell>
          <table:table-cell office:value-type="float" office:value="-176.135651" calcext:value-type="float">
            <text:p>-176.135651</text:p>
          </table:table-cell>
        </table:table-row>
        <table:table-row table:style-name="ro1">
          <table:table-cell office:value-type="float" office:value="36.92474" calcext:value-type="float">
            <text:p>36.92474</text:p>
          </table:table-cell>
          <table:table-cell office:value-type="float" office:value="-176.043213" calcext:value-type="float">
            <text:p>-176.043213</text:p>
          </table:table-cell>
          <table:table-cell office:value-type="float" office:value="-176.029037" calcext:value-type="float">
            <text:p>-176.029037</text:p>
          </table:table-cell>
          <table:table-cell office:value-type="float" office:value="-176.029877" calcext:value-type="float">
            <text:p>-176.029877</text:p>
          </table:table-cell>
          <table:table-cell office:value-type="float" office:value="-176.029755" calcext:value-type="float">
            <text:p>-176.029755</text:p>
          </table:table-cell>
        </table:table-row>
        <table:table-row table:style-name="ro1">
          <table:table-cell office:value-type="float" office:value="37.184643" calcext:value-type="float">
            <text:p>37.184643</text:p>
          </table:table-cell>
          <table:table-cell office:value-type="float" office:value="-175.928528" calcext:value-type="float">
            <text:p>-175.928528</text:p>
          </table:table-cell>
          <table:table-cell office:value-type="float" office:value="-175.909668" calcext:value-type="float">
            <text:p>-175.909668</text:p>
          </table:table-cell>
          <table:table-cell office:value-type="float" office:value="-175.909821" calcext:value-type="float">
            <text:p>-175.909821</text:p>
          </table:table-cell>
          <table:table-cell office:value-type="float" office:value="-175.909805" calcext:value-type="float">
            <text:p>-175.909805</text:p>
          </table:table-cell>
        </table:table-row>
        <table:table-row table:style-name="ro1">
          <table:table-cell office:value-type="float" office:value="37.383537" calcext:value-type="float">
            <text:p>37.383537</text:p>
          </table:table-cell>
          <table:table-cell office:value-type="float" office:value="-175.833664" calcext:value-type="float">
            <text:p>-175.833664</text:p>
          </table:table-cell>
          <table:table-cell table:number-columns-repeated="3" office:value-type="float" office:value="-175.818314" calcext:value-type="float">
            <text:p>-175.818314</text:p>
          </table:table-cell>
        </table:table-row>
        <table:table-row table:style-name="ro1">
          <table:table-cell office:value-type="float" office:value="37.584736" calcext:value-type="float">
            <text:p>37.584736</text:p>
          </table:table-cell>
          <table:table-cell office:value-type="float" office:value="-175.740311" calcext:value-type="float">
            <text:p>-175.740311</text:p>
          </table:table-cell>
          <table:table-cell office:value-type="float" office:value="-175.725906" calcext:value-type="float">
            <text:p>-175.725906</text:p>
          </table:table-cell>
          <table:table-cell office:value-type="float" office:value="-175.726074" calcext:value-type="float">
            <text:p>-175.726074</text:p>
          </table:table-cell>
          <table:table-cell office:value-type="float" office:value="-175.726089" calcext:value-type="float">
            <text:p>-175.726089</text:p>
          </table:table-cell>
        </table:table-row>
        <table:table-row table:style-name="ro1">
          <table:table-cell office:value-type="float" office:value="37.740631" calcext:value-type="float">
            <text:p>37.740631</text:p>
          </table:table-cell>
          <table:table-cell office:value-type="float" office:value="-175.659225" calcext:value-type="float">
            <text:p>-175.659225</text:p>
          </table:table-cell>
          <table:table-cell office:value-type="float" office:value="-175.654312" calcext:value-type="float">
            <text:p>-175.654312</text:p>
          </table:table-cell>
          <table:table-cell office:value-type="float" office:value="-175.654831" calcext:value-type="float">
            <text:p>-175.654831</text:p>
          </table:table-cell>
          <table:table-cell office:value-type="float" office:value="-175.654892" calcext:value-type="float">
            <text:p>-175.654892</text:p>
          </table:table-cell>
        </table:table-row>
        <table:table-row table:style-name="ro1">
          <table:table-cell office:value-type="float" office:value="37.832436" calcext:value-type="float">
            <text:p>37.832436</text:p>
          </table:table-cell>
          <table:table-cell office:value-type="float" office:value="-175.600311" calcext:value-type="float">
            <text:p>-175.600311</text:p>
          </table:table-cell>
          <table:table-cell office:value-type="float" office:value="-175.612152" calcext:value-type="float">
            <text:p>-175.612152</text:p>
          </table:table-cell>
          <table:table-cell office:value-type="float" office:value="-175.612976" calcext:value-type="float">
            <text:p>-175.612976</text:p>
          </table:table-cell>
          <table:table-cell office:value-type="float" office:value="-175.613098" calcext:value-type="float">
            <text:p>-175.613098</text:p>
          </table:table-cell>
        </table:table-row>
        <table:table-row table:style-name="ro1">
          <table:table-cell office:value-type="float" office:value="37.884468" calcext:value-type="float">
            <text:p>37.884468</text:p>
          </table:table-cell>
          <table:table-cell office:value-type="float" office:value="-175.532898" calcext:value-type="float">
            <text:p>-175.532898</text:p>
          </table:table-cell>
          <table:table-cell office:value-type="float" office:value="-175.588257" calcext:value-type="float">
            <text:p>-175.588257</text:p>
          </table:table-cell>
          <table:table-cell office:value-type="float" office:value="-175.589279" calcext:value-type="float">
            <text:p>-175.589279</text:p>
          </table:table-cell>
          <table:table-cell office:value-type="float" office:value="-175.589447" calcext:value-type="float">
            <text:p>-175.589447</text:p>
          </table:table-cell>
        </table:table-row>
        <table:table-row table:style-name="ro1">
          <table:table-cell office:value-type="float" office:value="37.902699" calcext:value-type="float">
            <text:p>37.902699</text:p>
          </table:table-cell>
          <table:table-cell office:value-type="float" office:value="-175.469803" calcext:value-type="float">
            <text:p>-175.469803</text:p>
          </table:table-cell>
          <table:table-cell office:value-type="float" office:value="-175.57988" calcext:value-type="float">
            <text:p>-175.57988</text:p>
          </table:table-cell>
          <table:table-cell office:value-type="float" office:value="-175.580963" calcext:value-type="float">
            <text:p>-175.580963</text:p>
          </table:table-cell>
          <table:table-cell office:value-type="float" office:value="-175.581146" calcext:value-type="float">
            <text:p>-175.581146</text:p>
          </table:table-cell>
        </table:table-row>
        <table:table-row table:style-name="ro1">
          <table:table-cell office:value-type="float" office:value="37.907616" calcext:value-type="float">
            <text:p>37.907616</text:p>
          </table:table-cell>
          <table:table-cell office:value-type="float" office:value="-175.47142" calcext:value-type="float">
            <text:p>-175.47142</text:p>
          </table:table-cell>
          <table:table-cell office:value-type="float" office:value="-175.577621" calcext:value-type="float">
            <text:p>-175.577621</text:p>
          </table:table-cell>
          <table:table-cell office:value-type="float" office:value="-175.578735" calcext:value-type="float">
            <text:p>-175.578735</text:p>
          </table:table-cell>
          <table:table-cell office:value-type="float" office:value="-175.578934" calcext:value-type="float">
            <text:p>-175.578934</text:p>
          </table:table-cell>
        </table:table-row>
        <table:table-row table:style-name="ro1">
          <table:table-cell office:value-type="float" office:value="37.92292" calcext:value-type="float">
            <text:p>37.92292</text:p>
          </table:table-cell>
          <table:table-cell office:value-type="float" office:value="-175.52832" calcext:value-type="float">
            <text:p>-175.52832</text:p>
          </table:table-cell>
          <table:table-cell office:value-type="float" office:value="-175.570587" calcext:value-type="float">
            <text:p>-175.570587</text:p>
          </table:table-cell>
          <table:table-cell office:value-type="float" office:value="-175.571762" calcext:value-type="float">
            <text:p>-175.571762</text:p>
          </table:table-cell>
          <table:table-cell office:value-type="float" office:value="-175.571976" calcext:value-type="float">
            <text:p>-175.571976</text:p>
          </table:table-cell>
        </table:table-row>
        <table:table-row table:style-name="ro1">
          <table:table-cell office:value-type="float" office:value="37.960682" calcext:value-type="float">
            <text:p>37.960682</text:p>
          </table:table-cell>
          <table:table-cell office:value-type="float" office:value="-175.549271" calcext:value-type="float">
            <text:p>-175.549271</text:p>
          </table:table-cell>
          <table:table-cell office:value-type="float" office:value="-175.553253" calcext:value-type="float">
            <text:p>-175.553253</text:p>
          </table:table-cell>
          <table:table-cell office:value-type="float" office:value="-175.554596" calcext:value-type="float">
            <text:p>-175.554596</text:p>
          </table:table-cell>
          <table:table-cell office:value-type="float" office:value="-175.554855" calcext:value-type="float">
            <text:p>-175.554855</text:p>
          </table:table-cell>
        </table:table-row>
        <table:table-row table:style-name="ro1">
          <table:table-cell office:value-type="float" office:value="38.03437" calcext:value-type="float">
            <text:p>38.03437</text:p>
          </table:table-cell>
          <table:table-cell office:value-type="float" office:value="-175.529007" calcext:value-type="float">
            <text:p>-175.529007</text:p>
          </table:table-cell>
          <table:table-cell office:value-type="float" office:value="-175.519409" calcext:value-type="float">
            <text:p>-175.519409</text:p>
          </table:table-cell>
          <table:table-cell office:value-type="float" office:value="-175.521118" calcext:value-type="float">
            <text:p>-175.521118</text:p>
          </table:table-cell>
          <table:table-cell office:value-type="float" office:value="-175.521484" calcext:value-type="float">
            <text:p>-175.521484</text:p>
          </table:table-cell>
        </table:table-row>
        <table:table-row table:style-name="ro1">
          <table:table-cell office:value-type="float" office:value="38.125412" calcext:value-type="float">
            <text:p>38.125412</text:p>
          </table:table-cell>
          <table:table-cell office:value-type="float" office:value="-175.482483" calcext:value-type="float">
            <text:p>-175.482483</text:p>
          </table:table-cell>
          <table:table-cell office:value-type="float" office:value="-175.477585" calcext:value-type="float">
            <text:p>-175.477585</text:p>
          </table:table-cell>
          <table:table-cell office:value-type="float" office:value="-175.479813" calcext:value-type="float">
            <text:p>-175.479813</text:p>
          </table:table-cell>
          <table:table-cell office:value-type="float" office:value="-175.480347" calcext:value-type="float">
            <text:p>-175.480347</text:p>
          </table:table-cell>
        </table:table-row>
        <table:table-row table:style-name="ro1">
          <table:table-cell office:value-type="float" office:value="38.201019" calcext:value-type="float">
            <text:p>38.201019</text:p>
          </table:table-cell>
          <table:table-cell office:value-type="float" office:value="-175.445099" calcext:value-type="float">
            <text:p>-175.445099</text:p>
          </table:table-cell>
          <table:table-cell office:value-type="float" office:value="-175.442871" calcext:value-type="float">
            <text:p>-175.442871</text:p>
          </table:table-cell>
          <table:table-cell office:value-type="float" office:value="-175.445572" calcext:value-type="float">
            <text:p>-175.445572</text:p>
          </table:table-cell>
          <table:table-cell office:value-type="float" office:value="-175.446289" calcext:value-type="float">
            <text:p>-175.446289</text:p>
          </table:table-cell>
        </table:table-row>
        <table:table-row table:style-name="ro1">
          <table:table-cell office:value-type="float" office:value="38.328026" calcext:value-type="float">
            <text:p>38.328026</text:p>
          </table:table-cell>
          <table:table-cell office:value-type="float" office:value="-175.400528" calcext:value-type="float">
            <text:p>-175.400528</text:p>
          </table:table-cell>
          <table:table-cell office:value-type="float" office:value="-175.384537" calcext:value-type="float">
            <text:p>-175.384537</text:p>
          </table:table-cell>
          <table:table-cell office:value-type="float" office:value="-175.388138" calcext:value-type="float">
            <text:p>-175.388138</text:p>
          </table:table-cell>
          <table:table-cell office:value-type="float" office:value="-175.389252" calcext:value-type="float">
            <text:p>-175.389252</text:p>
          </table:table-cell>
        </table:table-row>
        <table:table-row table:style-name="ro1">
          <table:table-cell office:value-type="float" office:value="38.539181" calcext:value-type="float">
            <text:p>38.539181</text:p>
          </table:table-cell>
          <table:table-cell office:value-type="float" office:value="-175.298599" calcext:value-type="float">
            <text:p>-175.298599</text:p>
          </table:table-cell>
          <table:table-cell office:value-type="float" office:value="-175.287552" calcext:value-type="float">
            <text:p>-175.287552</text:p>
          </table:table-cell>
          <table:table-cell office:value-type="float" office:value="-175.292923" calcext:value-type="float">
            <text:p>-175.292923</text:p>
          </table:table-cell>
          <table:table-cell office:value-type="float" office:value="-175.294952" calcext:value-type="float">
            <text:p>-175.294952</text:p>
          </table:table-cell>
        </table:table-row>
        <table:table-row table:style-name="ro1">
          <table:table-cell office:value-type="float" office:value="38.679295" calcext:value-type="float">
            <text:p>38.679295</text:p>
          </table:table-cell>
          <table:table-cell office:value-type="float" office:value="-175.229431" calcext:value-type="float">
            <text:p>-175.229431</text:p>
          </table:table-cell>
          <table:table-cell office:value-type="float" office:value="-175.223206" calcext:value-type="float">
            <text:p>-175.223206</text:p>
          </table:table-cell>
          <table:table-cell office:value-type="float" office:value="-175.229965" calcext:value-type="float">
            <text:p>-175.229965</text:p>
          </table:table-cell>
          <table:table-cell office:value-type="float" office:value="-175.232834" calcext:value-type="float">
            <text:p>-175.232834</text:p>
          </table:table-cell>
        </table:table-row>
        <table:table-row table:style-name="ro1">
          <table:table-cell office:value-type="float" office:value="38.783596" calcext:value-type="float">
            <text:p>38.783596</text:p>
          </table:table-cell>
          <table:table-cell office:value-type="float" office:value="-175.194489" calcext:value-type="float">
            <text:p>-175.194489</text:p>
          </table:table-cell>
          <table:table-cell office:value-type="float" office:value="-175.175293" calcext:value-type="float">
            <text:p>-175.175293</text:p>
          </table:table-cell>
          <table:table-cell office:value-type="float" office:value="-175.183182" calcext:value-type="float">
            <text:p>-175.183182</text:p>
          </table:table-cell>
          <table:table-cell office:value-type="float" office:value="-175.186798" calcext:value-type="float">
            <text:p>-175.186798</text:p>
          </table:table-cell>
        </table:table-row>
        <table:table-row table:style-name="ro1">
          <table:table-cell office:value-type="float" office:value="39.023014" calcext:value-type="float">
            <text:p>39.023014</text:p>
          </table:table-cell>
          <table:table-cell office:value-type="float" office:value="-175.101395" calcext:value-type="float">
            <text:p>-175.101395</text:p>
          </table:table-cell>
          <table:table-cell office:value-type="float" office:value="-175.065338" calcext:value-type="float">
            <text:p>-175.065338</text:p>
          </table:table-cell>
          <table:table-cell office:value-type="float" office:value="-175.076157" calcext:value-type="float">
            <text:p>-175.076157</text:p>
          </table:table-cell>
          <table:table-cell office:value-type="float" office:value="-175.081955" calcext:value-type="float">
            <text:p>-175.081955</text:p>
          </table:table-cell>
        </table:table-row>
        <table:table-row table:style-name="ro1">
          <table:table-cell office:value-type="float" office:value="39.346375" calcext:value-type="float">
            <text:p>39.346375</text:p>
          </table:table-cell>
          <table:table-cell office:value-type="float" office:value="-174.938614" calcext:value-type="float">
            <text:p>-174.938614</text:p>
          </table:table-cell>
          <table:table-cell office:value-type="float" office:value="-174.916824" calcext:value-type="float">
            <text:p>-174.916824</text:p>
          </table:table-cell>
          <table:table-cell office:value-type="float" office:value="-174.932312" calcext:value-type="float">
            <text:p>-174.932312</text:p>
          </table:table-cell>
          <table:table-cell office:value-type="float" office:value="-174.942261" calcext:value-type="float">
            <text:p>-174.942261</text:p>
          </table:table-cell>
        </table:table-row>
        <table:table-row table:style-name="ro1">
          <table:table-cell office:value-type="float" office:value="39.56517" calcext:value-type="float">
            <text:p>39.56517</text:p>
          </table:table-cell>
          <table:table-cell office:value-type="float" office:value="-174.85347" calcext:value-type="float">
            <text:p>-174.85347</text:p>
          </table:table-cell>
          <table:table-cell office:value-type="float" office:value="-174.81633" calcext:value-type="float">
            <text:p>-174.81633</text:p>
          </table:table-cell>
          <table:table-cell office:value-type="float" office:value="-174.835464" calcext:value-type="float">
            <text:p>-174.835464</text:p>
          </table:table-cell>
          <table:table-cell office:value-type="float" office:value="-174.849121" calcext:value-type="float">
            <text:p>-174.84912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quadratic</text:p>
          </table:table-cell>
          <table:table-cell office:value-type="string" calcext:value-type="string">
            <text:p>cubic</text:p>
          </table:table-cell>
          <table:table-cell office:value-type="string" calcext:value-type="string">
            <text:p>residual</text:p>
          </table:table-cell>
        </table:table-row>
        <table:table-row table:style-name="ro1">
          <table:table-cell table:formula="of:=[.A2]" office:value-type="float" office:value="32.90971" calcext:value-type="float">
            <text:p>32.90971</text:p>
          </table:table-cell>
          <table:table-cell table:formula="of:=[.B2]-[.C2]" office:value-type="float" office:value="0.304778999999996" calcext:value-type="float">
            <text:p>0.304778999999996</text:p>
          </table:table-cell>
          <table:table-cell table:formula="of:=[.D2]-[.C2]" office:value-type="float" office:value="-0.0801850000000002" calcext:value-type="float">
            <text:p>-0.0801850000000002</text:p>
          </table:table-cell>
          <table:table-cell table:formula="of:=[.E2]-[.C2]" office:value-type="float" office:value="0.0370020000000011" calcext:value-type="float">
            <text:p>0.0370020000000011</text:p>
          </table:table-cell>
          <table:table-cell table:formula="of:=[.B2]-[.E2]" office:value-type="float" office:value="0.267776999999995" calcext:value-type="float">
            <text:p>0.267776999999995</text:p>
          </table:table-cell>
        </table:table-row>
        <table:table-row table:style-name="ro1">
          <table:table-cell table:formula="of:=[.A3]" office:value-type="float" office:value="34.242905" calcext:value-type="float">
            <text:p>34.242905</text:p>
          </table:table-cell>
          <table:table-cell table:formula="of:=[.B3]-[.C3]" office:value-type="float" office:value="0.110473000000013" calcext:value-type="float">
            <text:p>0.110473000000013</text:p>
          </table:table-cell>
          <table:table-cell table:formula="of:=[.D3]-[.C3]" office:value-type="float" office:value="-0.0395049999999912" calcext:value-type="float">
            <text:p>-0.0395049999999912</text:p>
          </table:table-cell>
          <table:table-cell table:formula="of:=[.E3]-[.C3]" office:value-type="float" office:value="0.00100700000001552" calcext:value-type="float">
            <text:p>0.00100700000001552</text:p>
          </table:table-cell>
          <table:table-cell table:formula="of:=[.B3]-[.E3]" office:value-type="float" office:value="0.109465999999998" calcext:value-type="float">
            <text:p>0.109465999999998</text:p>
          </table:table-cell>
        </table:table-row>
        <table:table-row table:style-name="ro1">
          <table:table-cell table:formula="of:=[.A4]" office:value-type="float" office:value="34.876446" calcext:value-type="float">
            <text:p>34.876446</text:p>
          </table:table-cell>
          <table:table-cell table:formula="of:=[.B4]-[.C4]" office:value-type="float" office:value="-0.00340199999999413" calcext:value-type="float">
            <text:p>-0.00340199999999413</text:p>
          </table:table-cell>
          <table:table-cell table:formula="of:=[.D4]-[.C4]" office:value-type="float" office:value="-0.0251609999999971" calcext:value-type="float">
            <text:p>-0.0251609999999971</text:p>
          </table:table-cell>
          <table:table-cell table:formula="of:=[.E4]-[.C4]" office:value-type="float" office:value="-0.00456199999999285" calcext:value-type="float">
            <text:p>-0.00456199999999285</text:p>
          </table:table-cell>
          <table:table-cell table:formula="of:=[.B4]-[.E4]" office:value-type="float" office:value="0.00115999999999872" calcext:value-type="float">
            <text:p>0.00115999999999872</text:p>
          </table:table-cell>
        </table:table-row>
        <table:table-row table:style-name="ro1">
          <table:table-cell table:formula="of:=[.A5]" office:value-type="float" office:value="35.102283" calcext:value-type="float">
            <text:p>35.102283</text:p>
          </table:table-cell>
          <table:table-cell table:formula="of:=[.B5]-[.C5]" office:value-type="float" office:value="0.000198000000011689" calcext:value-type="float">
            <text:p>0.000198000000011689</text:p>
          </table:table-cell>
          <table:table-cell table:formula="of:=[.D5]-[.C5]" office:value-type="float" office:value="-0.020828999999992" calcext:value-type="float">
            <text:p>-0.020828999999992</text:p>
          </table:table-cell>
          <table:table-cell table:formula="of:=[.E5]-[.C5]" office:value-type="float" office:value="-0.00530999999998016" calcext:value-type="float">
            <text:p>-0.00530999999998016</text:p>
          </table:table-cell>
          <table:table-cell table:formula="of:=[.B5]-[.E5]" office:value-type="float" office:value="0.00550799999999185" calcext:value-type="float">
            <text:p>0.00550799999999185</text:p>
          </table:table-cell>
        </table:table-row>
        <table:table-row table:style-name="ro1">
          <table:table-cell table:formula="of:=[.A6]" office:value-type="float" office:value="35.288643" calcext:value-type="float">
            <text:p>35.288643</text:p>
          </table:table-cell>
          <table:table-cell table:formula="of:=[.B6]-[.C6]" office:value-type="float" office:value="-0.00492800000000671" calcext:value-type="float">
            <text:p>-0.00492800000000671</text:p>
          </table:table-cell>
          <table:table-cell table:formula="of:=[.D6]-[.C6]" office:value-type="float" office:value="-0.0175629999999956" calcext:value-type="float">
            <text:p>-0.0175629999999956</text:p>
          </table:table-cell>
          <table:table-cell table:formula="of:=[.E6]-[.C6]" office:value-type="float" office:value="-0.0055539999999894" calcext:value-type="float">
            <text:p>-0.0055539999999894</text:p>
          </table:table-cell>
          <table:table-cell table:formula="of:=[.B6]-[.E6]" office:value-type="float" office:value="0.000625999999982696" calcext:value-type="float">
            <text:p>0.000625999999982696</text:p>
          </table:table-cell>
        </table:table-row>
        <table:table-row table:style-name="ro1">
          <table:table-cell table:formula="of:=[.A7]" office:value-type="float" office:value="35.506195" calcext:value-type="float">
            <text:p>35.506195</text:p>
          </table:table-cell>
          <table:table-cell table:formula="of:=[.B7]-[.C7]" office:value-type="float" office:value="-0.00842299999999341" calcext:value-type="float">
            <text:p>-0.00842299999999341</text:p>
          </table:table-cell>
          <table:table-cell table:formula="of:=[.D7]-[.C7]" office:value-type="float" office:value="-0.0140990000000159" calcext:value-type="float">
            <text:p>-0.0140990000000159</text:p>
          </table:table-cell>
          <table:table-cell table:formula="of:=[.E7]-[.C7]" office:value-type="float" office:value="-0.0054630000000202" calcext:value-type="float">
            <text:p>-0.0054630000000202</text:p>
          </table:table-cell>
          <table:table-cell table:formula="of:=[.B7]-[.E7]" office:value-type="float" office:value="-0.00295999999997321" calcext:value-type="float">
            <text:p>-0.00295999999997321</text:p>
          </table:table-cell>
        </table:table-row>
        <table:table-row table:style-name="ro1">
          <table:table-cell table:formula="of:=[.A8]" office:value-type="float" office:value="35.694885" calcext:value-type="float">
            <text:p>35.694885</text:p>
          </table:table-cell>
          <table:table-cell table:formula="of:=[.B8]-[.C8]" office:value-type="float" office:value="-0.0174260000000004" calcext:value-type="float">
            <text:p>-0.0174260000000004</text:p>
          </table:table-cell>
          <table:table-cell table:formula="of:=[.D8]-[.C8]" office:value-type="float" office:value="-0.0113990000000115" calcext:value-type="float">
            <text:p>-0.0113990000000115</text:p>
          </table:table-cell>
          <table:table-cell table:formula="of:=[.E8]-[.C8]" office:value-type="float" office:value="-0.0051119999999969" calcext:value-type="float">
            <text:p>-0.0051119999999969</text:p>
          </table:table-cell>
          <table:table-cell table:formula="of:=[.B8]-[.E8]" office:value-type="float" office:value="-0.0123140000000035" calcext:value-type="float">
            <text:p>-0.0123140000000035</text:p>
          </table:table-cell>
        </table:table-row>
        <table:table-row table:style-name="ro1">
          <table:table-cell table:formula="of:=[.A9]" office:value-type="float" office:value="35.860439" calcext:value-type="float">
            <text:p>35.860439</text:p>
          </table:table-cell>
          <table:table-cell table:formula="of:=[.B9]-[.C9]" office:value-type="float" office:value="-0.0179899999999975" calcext:value-type="float">
            <text:p>-0.0179899999999975</text:p>
          </table:table-cell>
          <table:table-cell table:formula="of:=[.D9]-[.C9]" office:value-type="float" office:value="-0.00927699999999732" calcext:value-type="float">
            <text:p>-0.00927699999999732</text:p>
          </table:table-cell>
          <table:table-cell table:formula="of:=[.E9]-[.C9]" office:value-type="float" office:value="-0.00466900000000692" calcext:value-type="float">
            <text:p>-0.00466900000000692</text:p>
          </table:table-cell>
          <table:table-cell table:formula="of:=[.B9]-[.E9]" office:value-type="float" office:value="-0.0133209999999906" calcext:value-type="float">
            <text:p>-0.0133209999999906</text:p>
          </table:table-cell>
        </table:table-row>
        <table:table-row table:style-name="ro1">
          <table:table-cell table:formula="of:=[.A10]" office:value-type="float" office:value="36.045113" calcext:value-type="float">
            <text:p>36.045113</text:p>
          </table:table-cell>
          <table:table-cell table:formula="of:=[.B10]-[.C10]" office:value-type="float" office:value="-0.0235749999999939" calcext:value-type="float">
            <text:p>-0.0235749999999939</text:p>
          </table:table-cell>
          <table:table-cell table:formula="of:=[.D10]-[.C10]" office:value-type="float" office:value="-0.00715700000000652" calcext:value-type="float">
            <text:p>-0.00715700000000652</text:p>
          </table:table-cell>
          <table:table-cell table:formula="of:=[.E10]-[.C10]" office:value-type="float" office:value="-0.00402900000000273" calcext:value-type="float">
            <text:p>-0.00402900000000273</text:p>
          </table:table-cell>
          <table:table-cell table:formula="of:=[.B10]-[.E10]" office:value-type="float" office:value="-0.0195459999999912" calcext:value-type="float">
            <text:p>-0.0195459999999912</text:p>
          </table:table-cell>
        </table:table-row>
        <table:table-row table:style-name="ro1">
          <table:table-cell table:formula="of:=[.A11]" office:value-type="float" office:value="36.358936" calcext:value-type="float">
            <text:p>36.358936</text:p>
          </table:table-cell>
          <table:table-cell table:formula="of:=[.B11]-[.C11]" office:value-type="float" office:value="-0.0201110000000142" calcext:value-type="float">
            <text:p>-0.0201110000000142</text:p>
          </table:table-cell>
          <table:table-cell table:formula="of:=[.D11]-[.C11]" office:value-type="float" office:value="-0.00419600000000742" calcext:value-type="float">
            <text:p>-0.00419600000000742</text:p>
          </table:table-cell>
          <table:table-cell table:formula="of:=[.E11]-[.C11]" office:value-type="float" office:value="-0.00279199999999946" calcext:value-type="float">
            <text:p>-0.00279199999999946</text:p>
          </table:table-cell>
          <table:table-cell table:formula="of:=[.B11]-[.E11]" office:value-type="float" office:value="-0.0173190000000147" calcext:value-type="float">
            <text:p>-0.0173190000000147</text:p>
          </table:table-cell>
        </table:table-row>
        <table:table-row table:style-name="ro1">
          <table:table-cell table:formula="of:=[.A12]" office:value-type="float" office:value="36.695755" calcext:value-type="float">
            <text:p>36.695755</text:p>
          </table:table-cell>
          <table:table-cell table:formula="of:=[.B12]-[.C12]" office:value-type="float" office:value="-0.0197750000000099" calcext:value-type="float">
            <text:p>-0.0197750000000099</text:p>
          </table:table-cell>
          <table:table-cell table:formula="of:=[.D12]-[.C12]" office:value-type="float" office:value="-0.00187700000000746" calcext:value-type="float">
            <text:p>-0.00187700000000746</text:p>
          </table:table-cell>
          <table:table-cell table:formula="of:=[.E12]-[.C12]" office:value-type="float" office:value="-0.0014500000000055" calcext:value-type="float">
            <text:p>-0.0014500000000055</text:p>
          </table:table-cell>
          <table:table-cell table:formula="of:=[.B12]-[.E12]" office:value-type="float" office:value="-0.0183250000000044" calcext:value-type="float">
            <text:p>-0.0183250000000044</text:p>
          </table:table-cell>
        </table:table-row>
        <table:table-row table:style-name="ro1">
          <table:table-cell table:formula="of:=[.A13]" office:value-type="float" office:value="36.92474" calcext:value-type="float">
            <text:p>36.92474</text:p>
          </table:table-cell>
          <table:table-cell table:formula="of:=[.B13]-[.C13]" office:value-type="float" office:value="-0.0141760000000204" calcext:value-type="float">
            <text:p>-0.0141760000000204</text:p>
          </table:table-cell>
          <table:table-cell table:formula="of:=[.D13]-[.C13]" office:value-type="float" office:value="-0.000840000000010832" calcext:value-type="float">
            <text:p>-0.000840000000010832</text:p>
          </table:table-cell>
          <table:table-cell table:formula="of:=[.E13]-[.C13]" office:value-type="float" office:value="-0.000718000000006214" calcext:value-type="float">
            <text:p>-0.000718000000006214</text:p>
          </table:table-cell>
          <table:table-cell table:formula="of:=[.B13]-[.E13]" office:value-type="float" office:value="-0.0134580000000142" calcext:value-type="float">
            <text:p>-0.0134580000000142</text:p>
          </table:table-cell>
        </table:table-row>
        <table:table-row table:style-name="ro1">
          <table:table-cell table:formula="of:=[.A14]" office:value-type="float" office:value="37.184643" calcext:value-type="float">
            <text:p>37.184643</text:p>
          </table:table-cell>
          <table:table-cell table:formula="of:=[.B14]-[.C14]" office:value-type="float" office:value="-0.0188599999999894" calcext:value-type="float">
            <text:p>-0.0188599999999894</text:p>
          </table:table-cell>
          <table:table-cell table:formula="of:=[.D14]-[.C14]" office:value-type="float" office:value="-0.000152999999983194" calcext:value-type="float">
            <text:p>-0.000152999999983194</text:p>
          </table:table-cell>
          <table:table-cell table:formula="of:=[.E14]-[.C14]" office:value-type="float" office:value="-0.000136999999995169" calcext:value-type="float">
            <text:p>-0.000136999999995169</text:p>
          </table:table-cell>
          <table:table-cell table:formula="of:=[.B14]-[.E14]" office:value-type="float" office:value="-0.0187229999999943" calcext:value-type="float">
            <text:p>-0.0187229999999943</text:p>
          </table:table-cell>
        </table:table-row>
        <table:table-row table:style-name="ro1">
          <table:table-cell table:formula="of:=[.A15]" office:value-type="float" office:value="37.383537" calcext:value-type="float">
            <text:p>37.383537</text:p>
          </table:table-cell>
          <table:table-cell table:formula="of:=[.B15]-[.C15]" office:value-type="float" office:value="-0.0153500000000122" calcext:value-type="float">
            <text:p>-0.0153500000000122</text:p>
          </table:table-cell>
          <table:table-cell table:formula="of:=[.D15]-[.C15]" office:value-type="float" office:value="0" calcext:value-type="float">
            <text:p>0</text:p>
          </table:table-cell>
          <table:table-cell table:formula="of:=[.E15]-[.C15]" office:value-type="float" office:value="0" calcext:value-type="float">
            <text:p>0</text:p>
          </table:table-cell>
          <table:table-cell table:formula="of:=[.B15]-[.E15]" office:value-type="float" office:value="-0.0153500000000122" calcext:value-type="float">
            <text:p>-0.0153500000000122</text:p>
          </table:table-cell>
        </table:table-row>
        <table:table-row table:style-name="ro1">
          <table:table-cell table:formula="of:=[.A16]" office:value-type="float" office:value="37.584736" calcext:value-type="float">
            <text:p>37.584736</text:p>
          </table:table-cell>
          <table:table-cell table:formula="of:=[.B16]-[.C16]" office:value-type="float" office:value="-0.0144049999999822" calcext:value-type="float">
            <text:p>-0.0144049999999822</text:p>
          </table:table-cell>
          <table:table-cell table:formula="of:=[.D16]-[.C16]" office:value-type="float" office:value="-0.000168000000002166" calcext:value-type="float">
            <text:p>-0.000168000000002166</text:p>
          </table:table-cell>
          <table:table-cell table:formula="of:=[.E16]-[.C16]" office:value-type="float" office:value="-0.000182999999992717" calcext:value-type="float">
            <text:p>-0.000182999999992717</text:p>
          </table:table-cell>
          <table:table-cell table:formula="of:=[.B16]-[.E16]" office:value-type="float" office:value="-0.0142219999999895" calcext:value-type="float">
            <text:p>-0.0142219999999895</text:p>
          </table:table-cell>
        </table:table-row>
        <table:table-row table:style-name="ro1">
          <table:table-cell table:formula="of:=[.A17]" office:value-type="float" office:value="37.740631" calcext:value-type="float">
            <text:p>37.740631</text:p>
          </table:table-cell>
          <table:table-cell table:formula="of:=[.B17]-[.C17]" office:value-type="float" office:value="-0.00491299999998773" calcext:value-type="float">
            <text:p>-0.00491299999998773</text:p>
          </table:table-cell>
          <table:table-cell table:formula="of:=[.D17]-[.C17]" office:value-type="float" office:value="-0.00051899999999705" calcext:value-type="float">
            <text:p>-0.00051899999999705</text:p>
          </table:table-cell>
          <table:table-cell table:formula="of:=[.E17]-[.C17]" office:value-type="float" office:value="-0.000579999999985148" calcext:value-type="float">
            <text:p>-0.000579999999985148</text:p>
          </table:table-cell>
          <table:table-cell table:formula="of:=[.B17]-[.E17]" office:value-type="float" office:value="-0.00433300000000259" calcext:value-type="float">
            <text:p>-0.00433300000000259</text:p>
          </table:table-cell>
        </table:table-row>
        <table:table-row table:style-name="ro1">
          <table:table-cell table:formula="of:=[.A18]" office:value-type="float" office:value="37.832436" calcext:value-type="float">
            <text:p>37.832436</text:p>
          </table:table-cell>
          <table:table-cell table:formula="of:=[.B18]-[.C18]" office:value-type="float" office:value="0.011841000000004" calcext:value-type="float">
            <text:p>0.011841000000004</text:p>
          </table:table-cell>
          <table:table-cell table:formula="of:=[.D18]-[.C18]" office:value-type="float" office:value="-0.000823999999994385" calcext:value-type="float">
            <text:p>-0.000823999999994385</text:p>
          </table:table-cell>
          <table:table-cell table:formula="of:=[.E18]-[.C18]" office:value-type="float" office:value="-0.000945999999999003" calcext:value-type="float">
            <text:p>-0.000945999999999003</text:p>
          </table:table-cell>
          <table:table-cell table:formula="of:=[.B18]-[.E18]" office:value-type="float" office:value="0.012787000000003" calcext:value-type="float">
            <text:p>0.012787000000003</text:p>
          </table:table-cell>
        </table:table-row>
        <table:table-row table:style-name="ro1">
          <table:table-cell table:formula="of:=[.A19]" office:value-type="float" office:value="37.884468" calcext:value-type="float">
            <text:p>37.884468</text:p>
          </table:table-cell>
          <table:table-cell table:formula="of:=[.B19]-[.C19]" office:value-type="float" office:value="0.0553590000000099" calcext:value-type="float">
            <text:p>0.0553590000000099</text:p>
          </table:table-cell>
          <table:table-cell table:formula="of:=[.D19]-[.C19]" office:value-type="float" office:value="-0.00102200000000607" calcext:value-type="float">
            <text:p>-0.00102200000000607</text:p>
          </table:table-cell>
          <table:table-cell table:formula="of:=[.E19]-[.C19]" office:value-type="float" office:value="-0.00119000000000824" calcext:value-type="float">
            <text:p>-0.00119000000000824</text:p>
          </table:table-cell>
          <table:table-cell table:formula="of:=[.B19]-[.E19]" office:value-type="float" office:value="0.0565490000000182" calcext:value-type="float">
            <text:p>0.0565490000000182</text:p>
          </table:table-cell>
        </table:table-row>
        <table:table-row table:style-name="ro1">
          <table:table-cell table:formula="of:=[.A20]" office:value-type="float" office:value="37.902699" calcext:value-type="float">
            <text:p>37.902699</text:p>
          </table:table-cell>
          <table:table-cell table:formula="of:=[.B20]-[.C20]" office:value-type="float" office:value="0.11007699999999" calcext:value-type="float">
            <text:p>0.11007699999999</text:p>
          </table:table-cell>
          <table:table-cell table:formula="of:=[.D20]-[.C20]" office:value-type="float" office:value="-0.00108299999999417" calcext:value-type="float">
            <text:p>-0.00108299999999417</text:p>
          </table:table-cell>
          <table:table-cell table:formula="of:=[.E20]-[.C20]" office:value-type="float" office:value="-0.00126599999998689" calcext:value-type="float">
            <text:p>-0.00126599999998689</text:p>
          </table:table-cell>
          <table:table-cell table:formula="of:=[.B20]-[.E20]" office:value-type="float" office:value="0.111342999999977" calcext:value-type="float">
            <text:p>0.111342999999977</text:p>
          </table:table-cell>
        </table:table-row>
        <table:table-row table:style-name="ro1">
          <table:table-cell table:formula="of:=[.A21]" office:value-type="float" office:value="37.907616" calcext:value-type="float">
            <text:p>37.907616</text:p>
          </table:table-cell>
          <table:table-cell table:formula="of:=[.B21]-[.C21]" office:value-type="float" office:value="0.106200999999999" calcext:value-type="float">
            <text:p>0.106200999999999</text:p>
          </table:table-cell>
          <table:table-cell table:formula="of:=[.D21]-[.C21]" office:value-type="float" office:value="-0.00111400000000117" calcext:value-type="float">
            <text:p>-0.00111400000000117</text:p>
          </table:table-cell>
          <table:table-cell table:formula="of:=[.E21]-[.C21]" office:value-type="float" office:value="-0.00131300000001033" calcext:value-type="float">
            <text:p>-0.00131300000001033</text:p>
          </table:table-cell>
          <table:table-cell table:formula="of:=[.B21]-[.E21]" office:value-type="float" office:value="0.107514000000009" calcext:value-type="float">
            <text:p>0.107514000000009</text:p>
          </table:table-cell>
        </table:table-row>
        <table:table-row table:style-name="ro1">
          <table:table-cell table:formula="of:=[.A22]" office:value-type="float" office:value="37.92292" calcext:value-type="float">
            <text:p>37.92292</text:p>
          </table:table-cell>
          <table:table-cell table:formula="of:=[.B22]-[.C22]" office:value-type="float" office:value="0.0422669999999812" calcext:value-type="float">
            <text:p>0.0422669999999812</text:p>
          </table:table-cell>
          <table:table-cell table:formula="of:=[.D22]-[.C22]" office:value-type="float" office:value="-0.00117500000001769" calcext:value-type="float">
            <text:p>-0.00117500000001769</text:p>
          </table:table-cell>
          <table:table-cell table:formula="of:=[.E22]-[.C22]" office:value-type="float" office:value="-0.0013890000000174" calcext:value-type="float">
            <text:p>-0.0013890000000174</text:p>
          </table:table-cell>
          <table:table-cell table:formula="of:=[.B22]-[.E22]" office:value-type="float" office:value="0.0436559999999986" calcext:value-type="float">
            <text:p>0.0436559999999986</text:p>
          </table:table-cell>
        </table:table-row>
        <table:table-row table:style-name="ro1">
          <table:table-cell table:formula="of:=[.A23]" office:value-type="float" office:value="37.960682" calcext:value-type="float">
            <text:p>37.960682</text:p>
          </table:table-cell>
          <table:table-cell table:formula="of:=[.B23]-[.C23]" office:value-type="float" office:value="0.0039820000000077" calcext:value-type="float">
            <text:p>0.0039820000000077</text:p>
          </table:table-cell>
          <table:table-cell table:formula="of:=[.D23]-[.C23]" office:value-type="float" office:value="-0.00134299999999143" calcext:value-type="float">
            <text:p>-0.00134299999999143</text:p>
          </table:table-cell>
          <table:table-cell table:formula="of:=[.E23]-[.C23]" office:value-type="float" office:value="-0.00160199999999122" calcext:value-type="float">
            <text:p>-0.00160199999999122</text:p>
          </table:table-cell>
          <table:table-cell table:formula="of:=[.B23]-[.E23]" office:value-type="float" office:value="0.00558399999999892" calcext:value-type="float">
            <text:p>0.00558399999999892</text:p>
          </table:table-cell>
        </table:table-row>
        <table:table-row table:style-name="ro1">
          <table:table-cell table:formula="of:=[.A24]" office:value-type="float" office:value="38.03437" calcext:value-type="float">
            <text:p>38.03437</text:p>
          </table:table-cell>
          <table:table-cell table:formula="of:=[.B24]-[.C24]" office:value-type="float" office:value="-0.0095980000000111" calcext:value-type="float">
            <text:p>-0.0095980000000111</text:p>
          </table:table-cell>
          <table:table-cell table:formula="of:=[.D24]-[.C24]" office:value-type="float" office:value="-0.00170900000000529" calcext:value-type="float">
            <text:p>-0.00170900000000529</text:p>
          </table:table-cell>
          <table:table-cell table:formula="of:=[.E24]-[.C24]" office:value-type="float" office:value="-0.00207499999999072" calcext:value-type="float">
            <text:p>-0.00207499999999072</text:p>
          </table:table-cell>
          <table:table-cell table:formula="of:=[.B24]-[.E24]" office:value-type="float" office:value="-0.00752300000002037" calcext:value-type="float">
            <text:p>-0.00752300000002037</text:p>
          </table:table-cell>
        </table:table-row>
        <table:table-row table:style-name="ro1">
          <table:table-cell table:formula="of:=[.A25]" office:value-type="float" office:value="38.125412" calcext:value-type="float">
            <text:p>38.125412</text:p>
          </table:table-cell>
          <table:table-cell table:formula="of:=[.B25]-[.C25]" office:value-type="float" office:value="-0.00489799999999718" calcext:value-type="float">
            <text:p>-0.00489799999999718</text:p>
          </table:table-cell>
          <table:table-cell table:formula="of:=[.D25]-[.C25]" office:value-type="float" office:value="-0.00222800000000234" calcext:value-type="float">
            <text:p>-0.00222800000000234</text:p>
          </table:table-cell>
          <table:table-cell table:formula="of:=[.E25]-[.C25]" office:value-type="float" office:value="-0.00276199999998994" calcext:value-type="float">
            <text:p>-0.00276199999998994</text:p>
          </table:table-cell>
          <table:table-cell table:formula="of:=[.B25]-[.E25]" office:value-type="float" office:value="-0.00213600000000724" calcext:value-type="float">
            <text:p>-0.00213600000000724</text:p>
          </table:table-cell>
        </table:table-row>
        <table:table-row table:style-name="ro1">
          <table:table-cell table:formula="of:=[.A26]" office:value-type="float" office:value="38.201019" calcext:value-type="float">
            <text:p>38.201019</text:p>
          </table:table-cell>
          <table:table-cell table:formula="of:=[.B26]-[.C26]" office:value-type="float" office:value="-0.00222800000000234" calcext:value-type="float">
            <text:p>-0.00222800000000234</text:p>
          </table:table-cell>
          <table:table-cell table:formula="of:=[.D26]-[.C26]" office:value-type="float" office:value="-0.00270100000000184" calcext:value-type="float">
            <text:p>-0.00270100000000184</text:p>
          </table:table-cell>
          <table:table-cell table:formula="of:=[.E26]-[.C26]" office:value-type="float" office:value="-0.00341800000001058" calcext:value-type="float">
            <text:p>-0.00341800000001058</text:p>
          </table:table-cell>
          <table:table-cell table:formula="of:=[.B26]-[.E26]" office:value-type="float" office:value="0.00119000000000824" calcext:value-type="float">
            <text:p>0.00119000000000824</text:p>
          </table:table-cell>
        </table:table-row>
        <table:table-row table:style-name="ro1">
          <table:table-cell table:formula="of:=[.A27]" office:value-type="float" office:value="38.328026" calcext:value-type="float">
            <text:p>38.328026</text:p>
          </table:table-cell>
          <table:table-cell table:formula="of:=[.B27]-[.C27]" office:value-type="float" office:value="-0.0159910000000139" calcext:value-type="float">
            <text:p>-0.0159910000000139</text:p>
          </table:table-cell>
          <table:table-cell table:formula="of:=[.D27]-[.C27]" office:value-type="float" office:value="-0.0036010000000033" calcext:value-type="float">
            <text:p>-0.0036010000000033</text:p>
          </table:table-cell>
          <table:table-cell table:formula="of:=[.E27]-[.C27]" office:value-type="float" office:value="-0.00471500000000447" calcext:value-type="float">
            <text:p>-0.00471500000000447</text:p>
          </table:table-cell>
          <table:table-cell table:formula="of:=[.B27]-[.E27]" office:value-type="float" office:value="-0.0112760000000094" calcext:value-type="float">
            <text:p>-0.0112760000000094</text:p>
          </table:table-cell>
        </table:table-row>
        <table:table-row table:style-name="ro1">
          <table:table-cell table:formula="of:=[.A28]" office:value-type="float" office:value="38.539181" calcext:value-type="float">
            <text:p>38.539181</text:p>
          </table:table-cell>
          <table:table-cell table:formula="of:=[.B28]-[.C28]" office:value-type="float" office:value="-0.0110469999999907" calcext:value-type="float">
            <text:p>-0.0110469999999907</text:p>
          </table:table-cell>
          <table:table-cell table:formula="of:=[.D28]-[.C28]" office:value-type="float" office:value="-0.00537099999999668" calcext:value-type="float">
            <text:p>-0.00537099999999668</text:p>
          </table:table-cell>
          <table:table-cell table:formula="of:=[.E28]-[.C28]" office:value-type="float" office:value="-0.00739999999998986" calcext:value-type="float">
            <text:p>-0.00739999999998986</text:p>
          </table:table-cell>
          <table:table-cell table:formula="of:=[.B28]-[.E28]" office:value-type="float" office:value="-0.00364700000000084" calcext:value-type="float">
            <text:p>-0.00364700000000084</text:p>
          </table:table-cell>
        </table:table-row>
        <table:table-row table:style-name="ro1">
          <table:table-cell table:formula="of:=[.A29]" office:value-type="float" office:value="38.679295" calcext:value-type="float">
            <text:p>38.679295</text:p>
          </table:table-cell>
          <table:table-cell table:formula="of:=[.B29]-[.C29]" office:value-type="float" office:value="-0.00622500000000059" calcext:value-type="float">
            <text:p>-0.00622500000000059</text:p>
          </table:table-cell>
          <table:table-cell table:formula="of:=[.D29]-[.C29]" office:value-type="float" office:value="-0.00675899999998819" calcext:value-type="float">
            <text:p>-0.00675899999998819</text:p>
          </table:table-cell>
          <table:table-cell table:formula="of:=[.E29]-[.C29]" office:value-type="float" office:value="-0.0096279999999922" calcext:value-type="float">
            <text:p>-0.0096279999999922</text:p>
          </table:table-cell>
          <table:table-cell table:formula="of:=[.B29]-[.E29]" office:value-type="float" office:value="0.00340299999999161" calcext:value-type="float">
            <text:p>0.00340299999999161</text:p>
          </table:table-cell>
        </table:table-row>
        <table:table-row table:style-name="ro1">
          <table:table-cell table:formula="of:=[.A30]" office:value-type="float" office:value="38.783596" calcext:value-type="float">
            <text:p>38.783596</text:p>
          </table:table-cell>
          <table:table-cell table:formula="of:=[.B30]-[.C30]" office:value-type="float" office:value="-0.0191959999999938" calcext:value-type="float">
            <text:p>-0.0191959999999938</text:p>
          </table:table-cell>
          <table:table-cell table:formula="of:=[.D30]-[.C30]" office:value-type="float" office:value="-0.00788899999997739" calcext:value-type="float">
            <text:p>-0.00788899999997739</text:p>
          </table:table-cell>
          <table:table-cell table:formula="of:=[.E30]-[.C30]" office:value-type="float" office:value="-0.0115049999999997" calcext:value-type="float">
            <text:p>-0.0115049999999997</text:p>
          </table:table-cell>
          <table:table-cell table:formula="of:=[.B30]-[.E30]" office:value-type="float" office:value="-0.00769099999999412" calcext:value-type="float">
            <text:p>-0.00769099999999412</text:p>
          </table:table-cell>
        </table:table-row>
        <table:table-row table:style-name="ro1">
          <table:table-cell table:formula="of:=[.A31]" office:value-type="float" office:value="39.023014" calcext:value-type="float">
            <text:p>39.023014</text:p>
          </table:table-cell>
          <table:table-cell table:formula="of:=[.B31]-[.C31]" office:value-type="float" office:value="-0.0360569999999996" calcext:value-type="float">
            <text:p>-0.0360569999999996</text:p>
          </table:table-cell>
          <table:table-cell table:formula="of:=[.D31]-[.C31]" office:value-type="float" office:value="-0.0108189999999979" calcext:value-type="float">
            <text:p>-0.0108189999999979</text:p>
          </table:table-cell>
          <table:table-cell table:formula="of:=[.E31]-[.C31]" office:value-type="float" office:value="-0.0166169999999966" calcext:value-type="float">
            <text:p>-0.0166169999999966</text:p>
          </table:table-cell>
          <table:table-cell table:formula="of:=[.B31]-[.E31]" office:value-type="float" office:value="-0.019440000000003" calcext:value-type="float">
            <text:p>-0.019440000000003</text:p>
          </table:table-cell>
        </table:table-row>
        <table:table-row table:style-name="ro1">
          <table:table-cell table:formula="of:=[.A32]" office:value-type="float" office:value="39.346375" calcext:value-type="float">
            <text:p>39.346375</text:p>
          </table:table-cell>
          <table:table-cell table:formula="of:=[.B32]-[.C32]" office:value-type="float" office:value="-0.02179000000001" calcext:value-type="float">
            <text:p>-0.02179000000001</text:p>
          </table:table-cell>
          <table:table-cell table:formula="of:=[.D32]-[.C32]" office:value-type="float" office:value="-0.0154880000000048" calcext:value-type="float">
            <text:p>-0.0154880000000048</text:p>
          </table:table-cell>
          <table:table-cell table:formula="of:=[.E32]-[.C32]" office:value-type="float" office:value="-0.0254370000000108" calcext:value-type="float">
            <text:p>-0.0254370000000108</text:p>
          </table:table-cell>
          <table:table-cell table:formula="of:=[.B32]-[.E32]" office:value-type="float" office:value="0.00364700000000084" calcext:value-type="float">
            <text:p>0.00364700000000084</text:p>
          </table:table-cell>
        </table:table-row>
        <table:table-row table:style-name="ro1">
          <table:table-cell table:formula="of:=[.A33]" office:value-type="float" office:value="39.56517" calcext:value-type="float">
            <text:p>39.56517</text:p>
          </table:table-cell>
          <table:table-cell table:formula="of:=[.B33]-[.C33]" office:value-type="float" office:value="-0.0371399999999937" calcext:value-type="float">
            <text:p>-0.0371399999999937</text:p>
          </table:table-cell>
          <table:table-cell table:formula="of:=[.D33]-[.C33]" office:value-type="float" office:value="-0.0191340000000082" calcext:value-type="float">
            <text:p>-0.0191340000000082</text:p>
          </table:table-cell>
          <table:table-cell table:formula="of:=[.E33]-[.C33]" office:value-type="float" office:value="-0.0327910000000031" calcext:value-type="float">
            <text:p>-0.0327910000000031</text:p>
          </table:table-cell>
          <table:table-cell table:formula="of:=[.B33]-[.E33]" office:value-type="float" office:value="-0.00434899999999061" calcext:value-type="float">
            <text:p>-0.004348999999990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3T14:12:16.127813904</meta:creation-date>
    <dc:date>2023-05-11T18:15:37.116982803</dc:date>
    <meta:editing-duration>PT6H42M17S</meta:editing-duration>
    <meta:editing-cycles>44</meta:editing-cycles>
    <meta:generator>LibreOffice/7.3.7.2$Linux_X86_64 LibreOffice_project/30$Build-2</meta:generator>
    <meta:document-statistic meta:table-count="1" meta:cell-count="33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true" chart:logarithmic="false" chart:origin="0" chart:interval-major="0.5" chart:reverse-direction="false" text:line-break="false" loext:try-staggering-first="false" chart:link-data-style-to-source="true" loext:major-origin="0.5" chart:axis-position="end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25cm" svg:stroke-color="#ff0000" draw:fill-color="#ff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25cm" svg:stroke-color="#00a933" draw:fill-color="#00a933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25cm" svg:stroke-color="#2a6099" draw:fill-color="#2a6099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4.513cm" svg:height="31.265cm" xlink:href=".." xlink:type="simple" chart:class="chart:scatter" chart:style-name="ch1">
        <chart:legend chart:legend-position="end" svg:x="31.708cm" svg:y="14.574cm" style:legend-expansion="high" chart:style-name="ch2"/>
        <chart:plot-area chart:style-name="ch3" table:cell-range-address="Sheet1.A2:Sheet1.E33 Sheet1.B1:Sheet1.E1" chart:data-source-has-labels="row" svg:x="0.69cm" svg:y="0.625cm" svg:width="30.328cm" svg:height="30.015cm">
          <chart:coordinate-region svg:x="1.936cm" svg:y="1.279cm" svg:width="28.89cm" svg:height="29.159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B2:Sheet1.B33" chart:label-cell-address="Sheet1.B1:Sheet1.B1" chart:class="chart:scatter">
            <chart:domain table:cell-range-address="Sheet1.A2:Sheet1.A33"/>
            <chart:data-point chart:repeated="32"/>
          </chart:series>
          <chart:series chart:style-name="ch8" chart:values-cell-range-address="Sheet1.C2:Sheet1.C33" chart:label-cell-address="Sheet1.C1:Sheet1.C1" chart:class="chart:scatter">
            <chart:data-point chart:repeated="32"/>
          </chart:series>
          <chart:series chart:style-name="ch9" chart:values-cell-range-address="Sheet1.D2:Sheet1.D33" chart:label-cell-address="Sheet1.D1:Sheet1.D1" chart:class="chart:scatter">
            <chart:data-point chart:repeated="32"/>
          </chart:series>
          <chart:series chart:style-name="ch10" chart:values-cell-range-address="Sheet1.E2:Sheet1.E33" chart:label-cell-address="Sheet1.E1:Sheet1.E1" chart:class="chart:scatter"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om</text:p>
                <draw:g>
                  <svg:desc>Sheet1.B1:Sheet1.B1</svg:desc>
                </draw:g>
              </table:table-cell>
              <table:table-cell office:value-type="string">
                <text:p>linear</text:p>
                <draw:g>
                  <svg:desc>Sheet1.C1:Sheet1.C1</svg:desc>
                </draw:g>
              </table:table-cell>
              <table:table-cell office:value-type="string">
                <text:p>quadratic</text:p>
                <draw:g>
                  <svg:desc>Sheet1.D1:Sheet1.D1</svg:desc>
                </draw:g>
              </table:table-cell>
              <table:table-cell office:value-type="string">
                <text:p>cubic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.90971">
                <text:p>32.90971</text:p>
                <draw:g>
                  <svg:desc>Sheet1.A2:Sheet1.A33</svg:desc>
                </draw:g>
              </table:table-cell>
              <table:table-cell office:value-type="float" office:value="-177.568298">
                <text:p>-177.568298</text:p>
                <draw:g>
                  <svg:desc>Sheet1.B2:Sheet1.B33</svg:desc>
                </draw:g>
              </table:table-cell>
              <table:table-cell office:value-type="float" office:value="-177.873077">
                <text:p>-177.873077</text:p>
                <draw:g>
                  <svg:desc>Sheet1.C2:Sheet1.C33</svg:desc>
                </draw:g>
              </table:table-cell>
              <table:table-cell office:value-type="float" office:value="-177.953262">
                <text:p>-177.953262</text:p>
                <draw:g>
                  <svg:desc>Sheet1.D2:Sheet1.D33</svg:desc>
                </draw:g>
              </table:table-cell>
              <table:table-cell office:value-type="float" office:value="-177.836075">
                <text:p>-177.836075</text:p>
                <draw:g>
                  <svg:desc>Sheet1.E2:Sheet1.E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.242905">
                <text:p>34.242905</text:p>
              </table:table-cell>
              <table:table-cell office:value-type="float" office:value="-177.150284">
                <text:p>-177.150284</text:p>
              </table:table-cell>
              <table:table-cell office:value-type="float" office:value="-177.260757">
                <text:p>-177.260757</text:p>
              </table:table-cell>
              <table:table-cell office:value-type="float" office:value="-177.300262">
                <text:p>-177.300262</text:p>
              </table:table-cell>
              <table:table-cell office:value-type="float" office:value="-177.25975">
                <text:p>-177.259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.876446">
                <text:p>34.876446</text:p>
              </table:table-cell>
              <table:table-cell office:value-type="float" office:value="-176.97319">
                <text:p>-176.97319</text:p>
              </table:table-cell>
              <table:table-cell office:value-type="float" office:value="-176.969788">
                <text:p>-176.969788</text:p>
              </table:table-cell>
              <table:table-cell office:value-type="float" office:value="-176.994949">
                <text:p>-176.994949</text:p>
              </table:table-cell>
              <table:table-cell office:value-type="float" office:value="-176.97435">
                <text:p>-176.974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.102283">
                <text:p>35.102283</text:p>
              </table:table-cell>
              <table:table-cell office:value-type="float" office:value="-176.86586">
                <text:p>-176.86586</text:p>
              </table:table-cell>
              <table:table-cell office:value-type="float" office:value="-176.866058">
                <text:p>-176.866058</text:p>
              </table:table-cell>
              <table:table-cell office:value-type="float" office:value="-176.886887">
                <text:p>-176.886887</text:p>
              </table:table-cell>
              <table:table-cell office:value-type="float" office:value="-176.871368">
                <text:p>-176.8713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.288643">
                <text:p>35.288643</text:p>
              </table:table-cell>
              <table:table-cell office:value-type="float" office:value="-176.7854">
                <text:p>-176.7854</text:p>
              </table:table-cell>
              <table:table-cell office:value-type="float" office:value="-176.780472">
                <text:p>-176.780472</text:p>
              </table:table-cell>
              <table:table-cell office:value-type="float" office:value="-176.798035">
                <text:p>-176.798035</text:p>
              </table:table-cell>
              <table:table-cell office:value-type="float" office:value="-176.786026">
                <text:p>-176.7860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.506195">
                <text:p>35.506195</text:p>
              </table:table-cell>
              <table:table-cell office:value-type="float" office:value="-176.68898">
                <text:p>-176.68898</text:p>
              </table:table-cell>
              <table:table-cell office:value-type="float" office:value="-176.680557">
                <text:p>-176.680557</text:p>
              </table:table-cell>
              <table:table-cell office:value-type="float" office:value="-176.694656">
                <text:p>-176.694656</text:p>
              </table:table-cell>
              <table:table-cell office:value-type="float" office:value="-176.68602">
                <text:p>-176.686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.694885">
                <text:p>35.694885</text:p>
              </table:table-cell>
              <table:table-cell office:value-type="float" office:value="-176.611313">
                <text:p>-176.611313</text:p>
              </table:table-cell>
              <table:table-cell office:value-type="float" office:value="-176.593887">
                <text:p>-176.593887</text:p>
              </table:table-cell>
              <table:table-cell office:value-type="float" office:value="-176.605286">
                <text:p>-176.605286</text:p>
              </table:table-cell>
              <table:table-cell office:value-type="float" office:value="-176.598999">
                <text:p>-176.598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.860439">
                <text:p>35.860439</text:p>
              </table:table-cell>
              <table:table-cell office:value-type="float" office:value="-176.535843">
                <text:p>-176.535843</text:p>
              </table:table-cell>
              <table:table-cell office:value-type="float" office:value="-176.517853">
                <text:p>-176.517853</text:p>
              </table:table-cell>
              <table:table-cell office:value-type="float" office:value="-176.52713">
                <text:p>-176.52713</text:p>
              </table:table-cell>
              <table:table-cell office:value-type="float" office:value="-176.522522">
                <text:p>-176.5225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.045113">
                <text:p>36.045113</text:p>
              </table:table-cell>
              <table:table-cell office:value-type="float" office:value="-176.456619">
                <text:p>-176.456619</text:p>
              </table:table-cell>
              <table:table-cell office:value-type="float" office:value="-176.433044">
                <text:p>-176.433044</text:p>
              </table:table-cell>
              <table:table-cell office:value-type="float" office:value="-176.440201">
                <text:p>-176.440201</text:p>
              </table:table-cell>
              <table:table-cell office:value-type="float" office:value="-176.437073">
                <text:p>-176.4370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.358936">
                <text:p>36.358936</text:p>
              </table:table-cell>
              <table:table-cell office:value-type="float" office:value="-176.309021">
                <text:p>-176.309021</text:p>
              </table:table-cell>
              <table:table-cell office:value-type="float" office:value="-176.28891">
                <text:p>-176.28891</text:p>
              </table:table-cell>
              <table:table-cell office:value-type="float" office:value="-176.293106">
                <text:p>-176.293106</text:p>
              </table:table-cell>
              <table:table-cell office:value-type="float" office:value="-176.291702">
                <text:p>-176.2917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.695755">
                <text:p>36.695755</text:p>
              </table:table-cell>
              <table:table-cell office:value-type="float" office:value="-176.153976">
                <text:p>-176.153976</text:p>
              </table:table-cell>
              <table:table-cell office:value-type="float" office:value="-176.134201">
                <text:p>-176.134201</text:p>
              </table:table-cell>
              <table:table-cell office:value-type="float" office:value="-176.136078">
                <text:p>-176.136078</text:p>
              </table:table-cell>
              <table:table-cell office:value-type="float" office:value="-176.135651">
                <text:p>-176.1356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.92474">
                <text:p>36.92474</text:p>
              </table:table-cell>
              <table:table-cell office:value-type="float" office:value="-176.043213">
                <text:p>-176.043213</text:p>
              </table:table-cell>
              <table:table-cell office:value-type="float" office:value="-176.029037">
                <text:p>-176.029037</text:p>
              </table:table-cell>
              <table:table-cell office:value-type="float" office:value="-176.029877">
                <text:p>-176.029877</text:p>
              </table:table-cell>
              <table:table-cell office:value-type="float" office:value="-176.029755">
                <text:p>-176.0297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.184643">
                <text:p>37.184643</text:p>
              </table:table-cell>
              <table:table-cell office:value-type="float" office:value="-175.928528">
                <text:p>-175.928528</text:p>
              </table:table-cell>
              <table:table-cell office:value-type="float" office:value="-175.909668">
                <text:p>-175.909668</text:p>
              </table:table-cell>
              <table:table-cell office:value-type="float" office:value="-175.909821">
                <text:p>-175.909821</text:p>
              </table:table-cell>
              <table:table-cell office:value-type="float" office:value="-175.909805">
                <text:p>-175.9098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.383537">
                <text:p>37.383537</text:p>
              </table:table-cell>
              <table:table-cell office:value-type="float" office:value="-175.833664">
                <text:p>-175.833664</text:p>
              </table:table-cell>
              <table:table-cell office:value-type="float" office:value="-175.818314">
                <text:p>-175.818314</text:p>
              </table:table-cell>
              <table:table-cell office:value-type="float" office:value="-175.818314">
                <text:p>-175.818314</text:p>
              </table:table-cell>
              <table:table-cell office:value-type="float" office:value="-175.818314">
                <text:p>-175.8183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.584736">
                <text:p>37.584736</text:p>
              </table:table-cell>
              <table:table-cell office:value-type="float" office:value="-175.740311">
                <text:p>-175.740311</text:p>
              </table:table-cell>
              <table:table-cell office:value-type="float" office:value="-175.725906">
                <text:p>-175.725906</text:p>
              </table:table-cell>
              <table:table-cell office:value-type="float" office:value="-175.726074">
                <text:p>-175.726074</text:p>
              </table:table-cell>
              <table:table-cell office:value-type="float" office:value="-175.726089">
                <text:p>-175.7260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.740631">
                <text:p>37.740631</text:p>
              </table:table-cell>
              <table:table-cell office:value-type="float" office:value="-175.659225">
                <text:p>-175.659225</text:p>
              </table:table-cell>
              <table:table-cell office:value-type="float" office:value="-175.654312">
                <text:p>-175.654312</text:p>
              </table:table-cell>
              <table:table-cell office:value-type="float" office:value="-175.654831">
                <text:p>-175.654831</text:p>
              </table:table-cell>
              <table:table-cell office:value-type="float" office:value="-175.654892">
                <text:p>-175.6548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.832436">
                <text:p>37.832436</text:p>
              </table:table-cell>
              <table:table-cell office:value-type="float" office:value="-175.600311">
                <text:p>-175.600311</text:p>
              </table:table-cell>
              <table:table-cell office:value-type="float" office:value="-175.612152">
                <text:p>-175.612152</text:p>
              </table:table-cell>
              <table:table-cell office:value-type="float" office:value="-175.612976">
                <text:p>-175.612976</text:p>
              </table:table-cell>
              <table:table-cell office:value-type="float" office:value="-175.613098">
                <text:p>-175.6130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.884468">
                <text:p>37.884468</text:p>
              </table:table-cell>
              <table:table-cell office:value-type="float" office:value="-175.532898">
                <text:p>-175.532898</text:p>
              </table:table-cell>
              <table:table-cell office:value-type="float" office:value="-175.588257">
                <text:p>-175.588257</text:p>
              </table:table-cell>
              <table:table-cell office:value-type="float" office:value="-175.589279">
                <text:p>-175.589279</text:p>
              </table:table-cell>
              <table:table-cell office:value-type="float" office:value="-175.589447">
                <text:p>-175.5894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.902699">
                <text:p>37.902699</text:p>
              </table:table-cell>
              <table:table-cell office:value-type="float" office:value="-175.469803">
                <text:p>-175.469803</text:p>
              </table:table-cell>
              <table:table-cell office:value-type="float" office:value="-175.57988">
                <text:p>-175.57988</text:p>
              </table:table-cell>
              <table:table-cell office:value-type="float" office:value="-175.580963">
                <text:p>-175.580963</text:p>
              </table:table-cell>
              <table:table-cell office:value-type="float" office:value="-175.581146">
                <text:p>-175.5811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7.907616">
                <text:p>37.907616</text:p>
              </table:table-cell>
              <table:table-cell office:value-type="float" office:value="-175.47142">
                <text:p>-175.47142</text:p>
              </table:table-cell>
              <table:table-cell office:value-type="float" office:value="-175.577621">
                <text:p>-175.577621</text:p>
              </table:table-cell>
              <table:table-cell office:value-type="float" office:value="-175.578735">
                <text:p>-175.578735</text:p>
              </table:table-cell>
              <table:table-cell office:value-type="float" office:value="-175.578934">
                <text:p>-175.5789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7.92292">
                <text:p>37.92292</text:p>
              </table:table-cell>
              <table:table-cell office:value-type="float" office:value="-175.52832">
                <text:p>-175.52832</text:p>
              </table:table-cell>
              <table:table-cell office:value-type="float" office:value="-175.570587">
                <text:p>-175.570587</text:p>
              </table:table-cell>
              <table:table-cell office:value-type="float" office:value="-175.571762">
                <text:p>-175.571762</text:p>
              </table:table-cell>
              <table:table-cell office:value-type="float" office:value="-175.571976">
                <text:p>-175.5719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.960682">
                <text:p>37.960682</text:p>
              </table:table-cell>
              <table:table-cell office:value-type="float" office:value="-175.549271">
                <text:p>-175.549271</text:p>
              </table:table-cell>
              <table:table-cell office:value-type="float" office:value="-175.553253">
                <text:p>-175.553253</text:p>
              </table:table-cell>
              <table:table-cell office:value-type="float" office:value="-175.554596">
                <text:p>-175.554596</text:p>
              </table:table-cell>
              <table:table-cell office:value-type="float" office:value="-175.554855">
                <text:p>-175.5548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.03437">
                <text:p>38.03437</text:p>
              </table:table-cell>
              <table:table-cell office:value-type="float" office:value="-175.529007">
                <text:p>-175.529007</text:p>
              </table:table-cell>
              <table:table-cell office:value-type="float" office:value="-175.519409">
                <text:p>-175.519409</text:p>
              </table:table-cell>
              <table:table-cell office:value-type="float" office:value="-175.521118">
                <text:p>-175.521118</text:p>
              </table:table-cell>
              <table:table-cell office:value-type="float" office:value="-175.521484">
                <text:p>-175.5214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.125412">
                <text:p>38.125412</text:p>
              </table:table-cell>
              <table:table-cell office:value-type="float" office:value="-175.482483">
                <text:p>-175.482483</text:p>
              </table:table-cell>
              <table:table-cell office:value-type="float" office:value="-175.477585">
                <text:p>-175.477585</text:p>
              </table:table-cell>
              <table:table-cell office:value-type="float" office:value="-175.479813">
                <text:p>-175.479813</text:p>
              </table:table-cell>
              <table:table-cell office:value-type="float" office:value="-175.480347">
                <text:p>-175.4803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8.201019">
                <text:p>38.201019</text:p>
              </table:table-cell>
              <table:table-cell office:value-type="float" office:value="-175.445099">
                <text:p>-175.445099</text:p>
              </table:table-cell>
              <table:table-cell office:value-type="float" office:value="-175.442871">
                <text:p>-175.442871</text:p>
              </table:table-cell>
              <table:table-cell office:value-type="float" office:value="-175.445572">
                <text:p>-175.445572</text:p>
              </table:table-cell>
              <table:table-cell office:value-type="float" office:value="-175.446289">
                <text:p>-175.4462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8.328026">
                <text:p>38.328026</text:p>
              </table:table-cell>
              <table:table-cell office:value-type="float" office:value="-175.400528">
                <text:p>-175.400528</text:p>
              </table:table-cell>
              <table:table-cell office:value-type="float" office:value="-175.384537">
                <text:p>-175.384537</text:p>
              </table:table-cell>
              <table:table-cell office:value-type="float" office:value="-175.388138">
                <text:p>-175.388138</text:p>
              </table:table-cell>
              <table:table-cell office:value-type="float" office:value="-175.389252">
                <text:p>-175.3892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8.539181">
                <text:p>38.539181</text:p>
              </table:table-cell>
              <table:table-cell office:value-type="float" office:value="-175.298599">
                <text:p>-175.298599</text:p>
              </table:table-cell>
              <table:table-cell office:value-type="float" office:value="-175.287552">
                <text:p>-175.287552</text:p>
              </table:table-cell>
              <table:table-cell office:value-type="float" office:value="-175.292923">
                <text:p>-175.292923</text:p>
              </table:table-cell>
              <table:table-cell office:value-type="float" office:value="-175.294952">
                <text:p>-175.2949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8.679295">
                <text:p>38.679295</text:p>
              </table:table-cell>
              <table:table-cell office:value-type="float" office:value="-175.229431">
                <text:p>-175.229431</text:p>
              </table:table-cell>
              <table:table-cell office:value-type="float" office:value="-175.223206">
                <text:p>-175.223206</text:p>
              </table:table-cell>
              <table:table-cell office:value-type="float" office:value="-175.229965">
                <text:p>-175.229965</text:p>
              </table:table-cell>
              <table:table-cell office:value-type="float" office:value="-175.232834">
                <text:p>-175.2328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.783596">
                <text:p>38.783596</text:p>
              </table:table-cell>
              <table:table-cell office:value-type="float" office:value="-175.194489">
                <text:p>-175.194489</text:p>
              </table:table-cell>
              <table:table-cell office:value-type="float" office:value="-175.175293">
                <text:p>-175.175293</text:p>
              </table:table-cell>
              <table:table-cell office:value-type="float" office:value="-175.183182">
                <text:p>-175.183182</text:p>
              </table:table-cell>
              <table:table-cell office:value-type="float" office:value="-175.186798">
                <text:p>-175.1867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.023014">
                <text:p>39.023014</text:p>
              </table:table-cell>
              <table:table-cell office:value-type="float" office:value="-175.101395">
                <text:p>-175.101395</text:p>
              </table:table-cell>
              <table:table-cell office:value-type="float" office:value="-175.065338">
                <text:p>-175.065338</text:p>
              </table:table-cell>
              <table:table-cell office:value-type="float" office:value="-175.076157">
                <text:p>-175.076157</text:p>
              </table:table-cell>
              <table:table-cell office:value-type="float" office:value="-175.081955">
                <text:p>-175.0819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.346375">
                <text:p>39.346375</text:p>
              </table:table-cell>
              <table:table-cell office:value-type="float" office:value="-174.938614">
                <text:p>-174.938614</text:p>
              </table:table-cell>
              <table:table-cell office:value-type="float" office:value="-174.916824">
                <text:p>-174.916824</text:p>
              </table:table-cell>
              <table:table-cell office:value-type="float" office:value="-174.932312">
                <text:p>-174.932312</text:p>
              </table:table-cell>
              <table:table-cell office:value-type="float" office:value="-174.942261">
                <text:p>-174.9422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.56517">
                <text:p>39.56517</text:p>
              </table:table-cell>
              <table:table-cell office:value-type="float" office:value="-174.85347">
                <text:p>-174.85347</text:p>
              </table:table-cell>
              <table:table-cell office:value-type="float" office:value="-174.81633">
                <text:p>-174.81633</text:p>
              </table:table-cell>
              <table:table-cell office:value-type="float" office:value="-174.835464">
                <text:p>-174.835464</text:p>
              </table:table-cell>
              <table:table-cell office:value-type="float" office:value="-174.849121">
                <text:p>-174.8491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25cm" svg:stroke-color="#ff0000" draw:fill-color="#ff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25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51cm" svg:stroke-color="#00a933" draw:fill-color="#00a933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x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55.139cm" svg:height="31.015cm" xlink:href=".." xlink:type="simple" chart:class="chart:scatter" chart:style-name="ch1">
        <chart:legend chart:legend-position="end" svg:x="52.334cm" svg:y="14.449cm" style:legend-expansion="high" chart:style-name="ch2"/>
        <chart:plot-area chart:style-name="ch3" table:cell-range-address="Sheet1.A35:Sheet1.E67" chart:data-source-has-labels="row" svg:x="1.102cm" svg:y="0.62cm" svg:width="50.13cm" svg:height="29.775cm">
          <chart:coordinate-region svg:x="2.157cm" svg:y="0.822cm" svg:width="48.883cm" svg:height="29.37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6:Sheet1.B67" chart:label-cell-address="Sheet1.B35:Sheet1.B35" chart:class="chart:scatter">
            <chart:domain table:cell-range-address="Sheet1.A36:Sheet1.A67"/>
            <chart:data-point chart:repeated="32"/>
          </chart:series>
          <chart:series chart:style-name="ch8" chart:values-cell-range-address="Sheet1.C36:Sheet1.C67" chart:label-cell-address="Sheet1.C35:Sheet1.C35" chart:class="chart:scatter">
            <chart:data-point chart:repeated="32"/>
          </chart:series>
          <chart:series chart:style-name="ch9" chart:values-cell-range-address="Sheet1.D36:Sheet1.D67" chart:label-cell-address="Sheet1.D35:Sheet1.D35" chart:class="chart:scatter">
            <chart:data-point chart:repeated="32"/>
          </chart:series>
          <chart:series chart:style-name="ch10" chart:values-cell-range-address="Sheet1.E36:Sheet1.E67" chart:label-cell-address="Sheet1.E35:Sheet1.E35" chart:class="chart:scatter">
            <chart:data-point chart:style-name="ch11"/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om</text:p>
                <draw:g>
                  <svg:desc>Sheet1.B35:Sheet1.B35</svg:desc>
                </draw:g>
              </table:table-cell>
              <table:table-cell office:value-type="string">
                <text:p>quadratic</text:p>
                <draw:g>
                  <svg:desc>Sheet1.C35:Sheet1.C35</svg:desc>
                </draw:g>
              </table:table-cell>
              <table:table-cell office:value-type="string">
                <text:p>cubic</text:p>
                <draw:g>
                  <svg:desc>Sheet1.D35:Sheet1.D35</svg:desc>
                </draw:g>
              </table:table-cell>
              <table:table-cell office:value-type="string">
                <text:p>residual</text:p>
                <draw:g>
                  <svg:desc>Sheet1.E35:Sheet1.E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.90971">
                <text:p>32.90971</text:p>
                <draw:g>
                  <svg:desc>Sheet1.A36:Sheet1.A67</svg:desc>
                </draw:g>
              </table:table-cell>
              <table:table-cell office:value-type="float" office:value="0.304778999999996">
                <text:p>0.304778999999996</text:p>
                <draw:g>
                  <svg:desc>Sheet1.B36:Sheet1.B67</svg:desc>
                </draw:g>
              </table:table-cell>
              <table:table-cell office:value-type="float" office:value="-0.0801850000000002">
                <text:p>-0.0801850000000002</text:p>
                <draw:g>
                  <svg:desc>Sheet1.C36:Sheet1.C67</svg:desc>
                </draw:g>
              </table:table-cell>
              <table:table-cell office:value-type="float" office:value="0.0370020000000011">
                <text:p>0.0370020000000011</text:p>
                <draw:g>
                  <svg:desc>Sheet1.D36:Sheet1.D67</svg:desc>
                </draw:g>
              </table:table-cell>
              <table:table-cell office:value-type="float" office:value="0.267776999999995">
                <text:p>0.267776999999995</text:p>
                <draw:g>
                  <svg:desc>Sheet1.E36:Sheet1.E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.242905">
                <text:p>34.242905</text:p>
              </table:table-cell>
              <table:table-cell office:value-type="float" office:value="0.110473000000013">
                <text:p>0.110473000000013</text:p>
              </table:table-cell>
              <table:table-cell office:value-type="float" office:value="-0.0395049999999912">
                <text:p>-0.0395049999999912</text:p>
              </table:table-cell>
              <table:table-cell office:value-type="float" office:value="0.00100700000001552">
                <text:p>0.00100700000001552</text:p>
              </table:table-cell>
              <table:table-cell office:value-type="float" office:value="0.109465999999998">
                <text:p>0.1094659999999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.876446">
                <text:p>34.876446</text:p>
              </table:table-cell>
              <table:table-cell office:value-type="float" office:value="-0.00340199999999413">
                <text:p>-0.00340199999999413</text:p>
              </table:table-cell>
              <table:table-cell office:value-type="float" office:value="-0.0251609999999971">
                <text:p>-0.0251609999999971</text:p>
              </table:table-cell>
              <table:table-cell office:value-type="float" office:value="-0.00456199999999285">
                <text:p>-0.00456199999999285</text:p>
              </table:table-cell>
              <table:table-cell office:value-type="float" office:value="0.00115999999999872">
                <text:p>0.001159999999998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.102283">
                <text:p>35.102283</text:p>
              </table:table-cell>
              <table:table-cell office:value-type="float" office:value="0.000198000000011689">
                <text:p>0.000198000000011689</text:p>
              </table:table-cell>
              <table:table-cell office:value-type="float" office:value="-0.020828999999992">
                <text:p>-0.020828999999992</text:p>
              </table:table-cell>
              <table:table-cell office:value-type="float" office:value="-0.00530999999998016">
                <text:p>-0.00530999999998016</text:p>
              </table:table-cell>
              <table:table-cell office:value-type="float" office:value="0.00550799999999185">
                <text:p>0.005507999999991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.288643">
                <text:p>35.288643</text:p>
              </table:table-cell>
              <table:table-cell office:value-type="float" office:value="-0.00492800000000671">
                <text:p>-0.00492800000000671</text:p>
              </table:table-cell>
              <table:table-cell office:value-type="float" office:value="-0.0175629999999956">
                <text:p>-0.0175629999999956</text:p>
              </table:table-cell>
              <table:table-cell office:value-type="float" office:value="-0.0055539999999894">
                <text:p>-0.0055539999999894</text:p>
              </table:table-cell>
              <table:table-cell office:value-type="float" office:value="0.000625999999982696">
                <text:p>0.0006259999999826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.506195">
                <text:p>35.506195</text:p>
              </table:table-cell>
              <table:table-cell office:value-type="float" office:value="-0.00842299999999341">
                <text:p>-0.00842299999999341</text:p>
              </table:table-cell>
              <table:table-cell office:value-type="float" office:value="-0.0140990000000159">
                <text:p>-0.0140990000000159</text:p>
              </table:table-cell>
              <table:table-cell office:value-type="float" office:value="-0.0054630000000202">
                <text:p>-0.0054630000000202</text:p>
              </table:table-cell>
              <table:table-cell office:value-type="float" office:value="-0.00295999999997321">
                <text:p>-0.002959999999973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.694885">
                <text:p>35.694885</text:p>
              </table:table-cell>
              <table:table-cell office:value-type="float" office:value="-0.0174260000000004">
                <text:p>-0.0174260000000004</text:p>
              </table:table-cell>
              <table:table-cell office:value-type="float" office:value="-0.0113990000000115">
                <text:p>-0.0113990000000115</text:p>
              </table:table-cell>
              <table:table-cell office:value-type="float" office:value="-0.0051119999999969">
                <text:p>-0.0051119999999969</text:p>
              </table:table-cell>
              <table:table-cell office:value-type="float" office:value="-0.0123140000000035">
                <text:p>-0.01231400000000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.860439">
                <text:p>35.860439</text:p>
              </table:table-cell>
              <table:table-cell office:value-type="float" office:value="-0.0179899999999975">
                <text:p>-0.0179899999999975</text:p>
              </table:table-cell>
              <table:table-cell office:value-type="float" office:value="-0.00927699999999732">
                <text:p>-0.00927699999999732</text:p>
              </table:table-cell>
              <table:table-cell office:value-type="float" office:value="-0.00466900000000692">
                <text:p>-0.00466900000000692</text:p>
              </table:table-cell>
              <table:table-cell office:value-type="float" office:value="-0.0133209999999906">
                <text:p>-0.01332099999999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.045113">
                <text:p>36.045113</text:p>
              </table:table-cell>
              <table:table-cell office:value-type="float" office:value="-0.0235749999999939">
                <text:p>-0.0235749999999939</text:p>
              </table:table-cell>
              <table:table-cell office:value-type="float" office:value="-0.00715700000000652">
                <text:p>-0.00715700000000652</text:p>
              </table:table-cell>
              <table:table-cell office:value-type="float" office:value="-0.00402900000000273">
                <text:p>-0.00402900000000273</text:p>
              </table:table-cell>
              <table:table-cell office:value-type="float" office:value="-0.0195459999999912">
                <text:p>-0.01954599999999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.358936">
                <text:p>36.358936</text:p>
              </table:table-cell>
              <table:table-cell office:value-type="float" office:value="-0.0201110000000142">
                <text:p>-0.0201110000000142</text:p>
              </table:table-cell>
              <table:table-cell office:value-type="float" office:value="-0.00419600000000742">
                <text:p>-0.00419600000000742</text:p>
              </table:table-cell>
              <table:table-cell office:value-type="float" office:value="-0.00279199999999946">
                <text:p>-0.00279199999999946</text:p>
              </table:table-cell>
              <table:table-cell office:value-type="float" office:value="-0.0173190000000147">
                <text:p>-0.01731900000001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.695755">
                <text:p>36.695755</text:p>
              </table:table-cell>
              <table:table-cell office:value-type="float" office:value="-0.0197750000000099">
                <text:p>-0.0197750000000099</text:p>
              </table:table-cell>
              <table:table-cell office:value-type="float" office:value="-0.00187700000000746">
                <text:p>-0.00187700000000746</text:p>
              </table:table-cell>
              <table:table-cell office:value-type="float" office:value="-0.0014500000000055">
                <text:p>-0.0014500000000055</text:p>
              </table:table-cell>
              <table:table-cell office:value-type="float" office:value="-0.0183250000000044">
                <text:p>-0.01832500000000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.92474">
                <text:p>36.92474</text:p>
              </table:table-cell>
              <table:table-cell office:value-type="float" office:value="-0.0141760000000204">
                <text:p>-0.0141760000000204</text:p>
              </table:table-cell>
              <table:table-cell office:value-type="float" office:value="-0.000840000000010832">
                <text:p>-0.000840000000010832</text:p>
              </table:table-cell>
              <table:table-cell office:value-type="float" office:value="-0.000718000000006214">
                <text:p>-0.000718000000006214</text:p>
              </table:table-cell>
              <table:table-cell office:value-type="float" office:value="-0.0134580000000142">
                <text:p>-0.01345800000001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.184643">
                <text:p>37.184643</text:p>
              </table:table-cell>
              <table:table-cell office:value-type="float" office:value="-0.0188599999999894">
                <text:p>-0.0188599999999894</text:p>
              </table:table-cell>
              <table:table-cell office:value-type="float" office:value="-0.000152999999983194">
                <text:p>-0.000152999999983194</text:p>
              </table:table-cell>
              <table:table-cell office:value-type="float" office:value="-0.000136999999995169">
                <text:p>-0.000136999999995169</text:p>
              </table:table-cell>
              <table:table-cell office:value-type="float" office:value="-0.0187229999999943">
                <text:p>-0.01872299999999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.383537">
                <text:p>37.383537</text:p>
              </table:table-cell>
              <table:table-cell office:value-type="float" office:value="-0.0153500000000122">
                <text:p>-0.0153500000000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153500000000122">
                <text:p>-0.01535000000001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.584736">
                <text:p>37.584736</text:p>
              </table:table-cell>
              <table:table-cell office:value-type="float" office:value="-0.0144049999999822">
                <text:p>-0.0144049999999822</text:p>
              </table:table-cell>
              <table:table-cell office:value-type="float" office:value="-0.000168000000002166">
                <text:p>-0.000168000000002166</text:p>
              </table:table-cell>
              <table:table-cell office:value-type="float" office:value="-0.000182999999992717">
                <text:p>-0.000182999999992717</text:p>
              </table:table-cell>
              <table:table-cell office:value-type="float" office:value="-0.0142219999999895">
                <text:p>-0.01422199999998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.740631">
                <text:p>37.740631</text:p>
              </table:table-cell>
              <table:table-cell office:value-type="float" office:value="-0.00491299999998773">
                <text:p>-0.00491299999998773</text:p>
              </table:table-cell>
              <table:table-cell office:value-type="float" office:value="-0.00051899999999705">
                <text:p>-0.00051899999999705</text:p>
              </table:table-cell>
              <table:table-cell office:value-type="float" office:value="-0.000579999999985148">
                <text:p>-0.000579999999985148</text:p>
              </table:table-cell>
              <table:table-cell office:value-type="float" office:value="-0.00433300000000259">
                <text:p>-0.004333000000002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.832436">
                <text:p>37.832436</text:p>
              </table:table-cell>
              <table:table-cell office:value-type="float" office:value="0.011841000000004">
                <text:p>0.011841000000004</text:p>
              </table:table-cell>
              <table:table-cell office:value-type="float" office:value="-0.000823999999994385">
                <text:p>-0.000823999999994385</text:p>
              </table:table-cell>
              <table:table-cell office:value-type="float" office:value="-0.000945999999999003">
                <text:p>-0.000945999999999003</text:p>
              </table:table-cell>
              <table:table-cell office:value-type="float" office:value="0.012787000000003">
                <text:p>0.0127870000000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.884468">
                <text:p>37.884468</text:p>
              </table:table-cell>
              <table:table-cell office:value-type="float" office:value="0.0553590000000099">
                <text:p>0.0553590000000099</text:p>
              </table:table-cell>
              <table:table-cell office:value-type="float" office:value="-0.00102200000000607">
                <text:p>-0.00102200000000607</text:p>
              </table:table-cell>
              <table:table-cell office:value-type="float" office:value="-0.00119000000000824">
                <text:p>-0.00119000000000824</text:p>
              </table:table-cell>
              <table:table-cell office:value-type="float" office:value="0.0565490000000182">
                <text:p>0.05654900000001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.902699">
                <text:p>37.902699</text:p>
              </table:table-cell>
              <table:table-cell office:value-type="float" office:value="0.11007699999999">
                <text:p>0.11007699999999</text:p>
              </table:table-cell>
              <table:table-cell office:value-type="float" office:value="-0.00108299999999417">
                <text:p>-0.00108299999999417</text:p>
              </table:table-cell>
              <table:table-cell office:value-type="float" office:value="-0.00126599999998689">
                <text:p>-0.00126599999998689</text:p>
              </table:table-cell>
              <table:table-cell office:value-type="float" office:value="0.111342999999977">
                <text:p>0.1113429999999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7.907616">
                <text:p>37.907616</text:p>
              </table:table-cell>
              <table:table-cell office:value-type="float" office:value="0.106200999999999">
                <text:p>0.106200999999999</text:p>
              </table:table-cell>
              <table:table-cell office:value-type="float" office:value="-0.00111400000000117">
                <text:p>-0.00111400000000117</text:p>
              </table:table-cell>
              <table:table-cell office:value-type="float" office:value="-0.00131300000001033">
                <text:p>-0.00131300000001033</text:p>
              </table:table-cell>
              <table:table-cell office:value-type="float" office:value="0.107514000000009">
                <text:p>0.1075140000000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7.92292">
                <text:p>37.92292</text:p>
              </table:table-cell>
              <table:table-cell office:value-type="float" office:value="0.0422669999999812">
                <text:p>0.0422669999999812</text:p>
              </table:table-cell>
              <table:table-cell office:value-type="float" office:value="-0.00117500000001769">
                <text:p>-0.00117500000001769</text:p>
              </table:table-cell>
              <table:table-cell office:value-type="float" office:value="-0.0013890000000174">
                <text:p>-0.0013890000000174</text:p>
              </table:table-cell>
              <table:table-cell office:value-type="float" office:value="0.0436559999999986">
                <text:p>0.04365599999999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.960682">
                <text:p>37.960682</text:p>
              </table:table-cell>
              <table:table-cell office:value-type="float" office:value="0.0039820000000077">
                <text:p>0.0039820000000077</text:p>
              </table:table-cell>
              <table:table-cell office:value-type="float" office:value="-0.00134299999999143">
                <text:p>-0.00134299999999143</text:p>
              </table:table-cell>
              <table:table-cell office:value-type="float" office:value="-0.00160199999999122">
                <text:p>-0.00160199999999122</text:p>
              </table:table-cell>
              <table:table-cell office:value-type="float" office:value="0.00558399999999892">
                <text:p>0.005583999999998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.03437">
                <text:p>38.03437</text:p>
              </table:table-cell>
              <table:table-cell office:value-type="float" office:value="-0.0095980000000111">
                <text:p>-0.0095980000000111</text:p>
              </table:table-cell>
              <table:table-cell office:value-type="float" office:value="-0.00170900000000529">
                <text:p>-0.00170900000000529</text:p>
              </table:table-cell>
              <table:table-cell office:value-type="float" office:value="-0.00207499999999072">
                <text:p>-0.00207499999999072</text:p>
              </table:table-cell>
              <table:table-cell office:value-type="float" office:value="-0.00752300000002037">
                <text:p>-0.007523000000020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.125412">
                <text:p>38.125412</text:p>
              </table:table-cell>
              <table:table-cell office:value-type="float" office:value="-0.00489799999999718">
                <text:p>-0.00489799999999718</text:p>
              </table:table-cell>
              <table:table-cell office:value-type="float" office:value="-0.00222800000000234">
                <text:p>-0.00222800000000234</text:p>
              </table:table-cell>
              <table:table-cell office:value-type="float" office:value="-0.00276199999998994">
                <text:p>-0.00276199999998994</text:p>
              </table:table-cell>
              <table:table-cell office:value-type="float" office:value="-0.00213600000000724">
                <text:p>-0.002136000000007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8.201019">
                <text:p>38.201019</text:p>
              </table:table-cell>
              <table:table-cell office:value-type="float" office:value="-0.00222800000000234">
                <text:p>-0.00222800000000234</text:p>
              </table:table-cell>
              <table:table-cell office:value-type="float" office:value="-0.00270100000000184">
                <text:p>-0.00270100000000184</text:p>
              </table:table-cell>
              <table:table-cell office:value-type="float" office:value="-0.00341800000001058">
                <text:p>-0.00341800000001058</text:p>
              </table:table-cell>
              <table:table-cell office:value-type="float" office:value="0.00119000000000824">
                <text:p>0.001190000000008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8.328026">
                <text:p>38.328026</text:p>
              </table:table-cell>
              <table:table-cell office:value-type="float" office:value="-0.0159910000000139">
                <text:p>-0.0159910000000139</text:p>
              </table:table-cell>
              <table:table-cell office:value-type="float" office:value="-0.0036010000000033">
                <text:p>-0.0036010000000033</text:p>
              </table:table-cell>
              <table:table-cell office:value-type="float" office:value="-0.00471500000000447">
                <text:p>-0.00471500000000447</text:p>
              </table:table-cell>
              <table:table-cell office:value-type="float" office:value="-0.0112760000000094">
                <text:p>-0.01127600000000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8.539181">
                <text:p>38.539181</text:p>
              </table:table-cell>
              <table:table-cell office:value-type="float" office:value="-0.0110469999999907">
                <text:p>-0.0110469999999907</text:p>
              </table:table-cell>
              <table:table-cell office:value-type="float" office:value="-0.00537099999999668">
                <text:p>-0.00537099999999668</text:p>
              </table:table-cell>
              <table:table-cell office:value-type="float" office:value="-0.00739999999998986">
                <text:p>-0.00739999999998986</text:p>
              </table:table-cell>
              <table:table-cell office:value-type="float" office:value="-0.00364700000000084">
                <text:p>-0.003647000000000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8.679295">
                <text:p>38.679295</text:p>
              </table:table-cell>
              <table:table-cell office:value-type="float" office:value="-0.00622500000000059">
                <text:p>-0.00622500000000059</text:p>
              </table:table-cell>
              <table:table-cell office:value-type="float" office:value="-0.00675899999998819">
                <text:p>-0.00675899999998819</text:p>
              </table:table-cell>
              <table:table-cell office:value-type="float" office:value="-0.0096279999999922">
                <text:p>-0.0096279999999922</text:p>
              </table:table-cell>
              <table:table-cell office:value-type="float" office:value="0.00340299999999161">
                <text:p>0.003402999999991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.783596">
                <text:p>38.783596</text:p>
              </table:table-cell>
              <table:table-cell office:value-type="float" office:value="-0.0191959999999938">
                <text:p>-0.0191959999999938</text:p>
              </table:table-cell>
              <table:table-cell office:value-type="float" office:value="-0.00788899999997739">
                <text:p>-0.00788899999997739</text:p>
              </table:table-cell>
              <table:table-cell office:value-type="float" office:value="-0.0115049999999997">
                <text:p>-0.0115049999999997</text:p>
              </table:table-cell>
              <table:table-cell office:value-type="float" office:value="-0.00769099999999412">
                <text:p>-0.007690999999994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.023014">
                <text:p>39.023014</text:p>
              </table:table-cell>
              <table:table-cell office:value-type="float" office:value="-0.0360569999999996">
                <text:p>-0.0360569999999996</text:p>
              </table:table-cell>
              <table:table-cell office:value-type="float" office:value="-0.0108189999999979">
                <text:p>-0.0108189999999979</text:p>
              </table:table-cell>
              <table:table-cell office:value-type="float" office:value="-0.0166169999999966">
                <text:p>-0.0166169999999966</text:p>
              </table:table-cell>
              <table:table-cell office:value-type="float" office:value="-0.019440000000003">
                <text:p>-0.0194400000000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.346375">
                <text:p>39.346375</text:p>
              </table:table-cell>
              <table:table-cell office:value-type="float" office:value="-0.02179000000001">
                <text:p>-0.02179000000001</text:p>
              </table:table-cell>
              <table:table-cell office:value-type="float" office:value="-0.0154880000000048">
                <text:p>-0.0154880000000048</text:p>
              </table:table-cell>
              <table:table-cell office:value-type="float" office:value="-0.0254370000000108">
                <text:p>-0.0254370000000108</text:p>
              </table:table-cell>
              <table:table-cell office:value-type="float" office:value="0.00364700000000084">
                <text:p>0.003647000000000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.56517">
                <text:p>39.56517</text:p>
              </table:table-cell>
              <table:table-cell office:value-type="float" office:value="-0.0371399999999937">
                <text:p>-0.0371399999999937</text:p>
              </table:table-cell>
              <table:table-cell office:value-type="float" office:value="-0.0191340000000082">
                <text:p>-0.0191340000000082</text:p>
              </table:table-cell>
              <table:table-cell office:value-type="float" office:value="-0.0327910000000031">
                <text:p>-0.0327910000000031</text:p>
              </table:table-cell>
              <table:table-cell office:value-type="float" office:value="-0.00434899999999061">
                <text:p>-0.004348999999990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